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sans-serif" svg:font-family="sans-serif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cccccc" draw:textarea-horizontal-align="center" draw:textarea-vertical-align="middle" fo:padding-top="0.138cm" fo:padding-bottom="0.138cm" fo:padding-left="0.263cm" fo:padding-right="0.263cm"/>
    </style:style>
    <style:style style:name="gr3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cccccc" draw:textarea-horizontal-align="center" draw:textarea-vertical-align="middle"/>
    </style:style>
    <style:style style:name="gr4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cccccc" draw:textarea-horizontal-align="center" draw:textarea-vertical-align="middle" fo:padding-top="0.164cm" fo:padding-bottom="0.164cm" fo:padding-left="0.289cm" fo:padding-right="0.289cm"/>
    </style:style>
    <style:style style:name="gr5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99cccc" draw:textarea-horizontal-align="center" draw:textarea-vertical-align="middle"/>
    </style:style>
    <style:style style:name="gr6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99cccc" draw:textarea-horizontal-align="center" draw:textarea-vertical-align="middle" fo:padding-top="0.138cm" fo:padding-bottom="0.138cm" fo:padding-left="0.263cm" fo:padding-right="0.263cm"/>
    </style:style>
    <style:style style:name="gr7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99cc66" draw:textarea-horizontal-align="center" draw:textarea-vertical-align="middle"/>
    </style:style>
    <style:style style:name="gr8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99cc66" draw:textarea-horizontal-align="center" draw:textarea-vertical-align="middle" fo:padding-top="0.138cm" fo:padding-bottom="0.138cm" fo:padding-left="0.263cm" fo:padding-right="0.263cm"/>
    </style:style>
    <style:style style:name="gr9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99ccff" draw:textarea-horizontal-align="center" draw:textarea-vertical-align="middle"/>
    </style:style>
    <style:style style:name="gr10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99ccff" draw:textarea-horizontal-align="center" draw:textarea-vertical-align="middle" fo:padding-top="0.138cm" fo:padding-bottom="0.138cm" fo:padding-left="0.263cm" fo:padding-right="0.263cm"/>
    </style:style>
    <style:style style:name="gr11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99cc99" draw:textarea-horizontal-align="center" draw:textarea-vertical-align="middle"/>
    </style:style>
    <style:style style:name="gr12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99cc99" draw:textarea-horizontal-align="center" draw:textarea-vertical-align="middle" fo:padding-top="0.138cm" fo:padding-bottom="0.138cm" fo:padding-left="0.263cm" fo:padding-right="0.263cm"/>
    </style:style>
    <style:style style:name="gr13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99cc99" draw:textarea-horizontal-align="center" draw:textarea-vertical-align="middle" fo:padding-top="0.164cm" fo:padding-bottom="0.164cm" fo:padding-left="0.289cm" fo:padding-right="0.289cm"/>
    </style:style>
    <style:style style:name="gr14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ccccff" draw:textarea-horizontal-align="center" draw:textarea-vertical-align="middle"/>
    </style:style>
    <style:style style:name="gr15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ccccff" draw:textarea-horizontal-align="center" draw:textarea-vertical-align="middle" fo:padding-top="0.138cm" fo:padding-bottom="0.138cm" fo:padding-left="0.263cm" fo:padding-right="0.263cm"/>
    </style:style>
    <style:style style:name="gr16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cc99ff" draw:textarea-horizontal-align="center" draw:textarea-vertical-align="middle"/>
    </style:style>
    <style:style style:name="gr17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cc99ff" draw:textarea-horizontal-align="center" draw:textarea-vertical-align="middle" fo:padding-top="0.138cm" fo:padding-bottom="0.138cm" fo:padding-left="0.263cm" fo:padding-right="0.263cm"/>
    </style:style>
    <style:style style:name="gr18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ffccff" draw:textarea-horizontal-align="center" draw:textarea-vertical-align="middle"/>
    </style:style>
    <style:style style:name="gr19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ffccff" draw:textarea-horizontal-align="center" draw:textarea-vertical-align="middle" fo:padding-top="0.138cm" fo:padding-bottom="0.138cm" fo:padding-left="0.263cm" fo:padding-right="0.263cm"/>
    </style:style>
    <style:style style:name="gr20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ffccff" draw:textarea-horizontal-align="center" draw:textarea-vertical-align="middle" fo:padding-top="0.164cm" fo:padding-bottom="0.164cm" fo:padding-left="0.289cm" fo:padding-right="0.289cm"/>
    </style:style>
    <style:style style:name="gr21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99ccff" draw:textarea-horizontal-align="center" draw:textarea-vertical-align="middle" fo:padding-top="0.164cm" fo:padding-bottom="0.164cm" fo:padding-left="0.289cm" fo:padding-right="0.289cm"/>
    </style:style>
    <style:style style:name="gr22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99cc66" draw:textarea-horizontal-align="center" draw:textarea-vertical-align="middle" fo:padding-top="0.164cm" fo:padding-bottom="0.164cm" fo:padding-left="0.289cm" fo:padding-right="0.289cm"/>
    </style:style>
    <style:style style:name="gr23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cc99ff" draw:textarea-horizontal-align="center" draw:textarea-vertical-align="middle" fo:padding-top="0.164cm" fo:padding-bottom="0.164cm" fo:padding-left="0.289cm" fo:padding-right="0.289cm"/>
    </style:style>
    <style:style style:name="gr24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5.674cm" fo:min-width="4.2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2.835cm" fo:min-width="5.0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5.674cm" fo:min-width="3.66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2.835cm" fo:min-width="5.71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5.674cm" fo:min-width="3.04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5.674cm" fo:min-width="4.79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2.835cm" fo:min-width="0.98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fill-color="#ffffff" draw:textarea-horizontal-align="left" draw:auto-grow-width="true" fo:min-height="2.835cm" fo:min-width="4.30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fill-color="#ffffff" draw:textarea-horizontal-align="left" draw:auto-grow-width="true" fo:min-height="2.835cm" fo:min-width="1.5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auto-grow-width="true" fo:min-height="2.835cm" fo:min-width="4.44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fill-color="#ffffff" draw:textarea-horizontal-align="left" draw:auto-grow-width="true" fo:min-height="2.835cm" fo:min-width="3.17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left" draw:auto-grow-width="true" fo:min-height="2.835cm" fo:min-width="3.7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99cccc" draw:textarea-horizontal-align="center" draw:textarea-vertical-align="middle" fo:padding-top="0.164cm" fo:padding-bottom="0.164cm" fo:padding-left="0.289cm" fo:padding-right="0.289cm"/>
    </style:style>
    <style:style style:name="gr38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ccccff" draw:textarea-horizontal-align="center" draw:textarea-vertical-align="middle" fo:padding-top="0.164cm" fo:padding-bottom="0.164cm" fo:padding-left="0.289cm" fo:padding-right="0.289cm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2.835cm" fo:min-width="4.30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textarea-horizontal-align="left" draw:auto-grow-width="true" fo:min-height="2.835cm" fo:min-width="0.84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fill-color="#ffffff" draw:textarea-horizontal-align="left" draw:auto-grow-width="true" fo:min-height="2.835cm" fo:min-width="2.89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fill-color="#ffffff" draw:textarea-horizontal-align="left" draw:auto-grow-width="true" fo:min-height="2.835cm" fo:min-width="3.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left" draw:auto-grow-width="true" fo:min-height="5.674cm" fo:min-width="1.6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ff9900" draw:textarea-horizontal-align="center" draw:textarea-vertical-align="middle"/>
    </style:style>
    <style:style style:name="gr45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ff9900" draw:textarea-horizontal-align="center" draw:textarea-vertical-align="middle" fo:padding-top="0.138cm" fo:padding-bottom="0.138cm" fo:padding-left="0.263cm" fo:padding-right="0.263cm"/>
    </style:style>
    <style:style style:name="gr46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ffcc00" draw:textarea-horizontal-align="center" draw:textarea-vertical-align="middle"/>
    </style:style>
    <style:style style:name="gr47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ffcc00" draw:textarea-horizontal-align="center" draw:textarea-vertical-align="middle" fo:padding-top="0.138cm" fo:padding-bottom="0.138cm" fo:padding-left="0.263cm" fo:padding-right="0.263cm"/>
    </style:style>
    <style:style style:name="gr48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ffff00" draw:textarea-horizontal-align="center" draw:textarea-vertical-align="middle"/>
    </style:style>
    <style:style style:name="gr49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ffff00" draw:textarea-horizontal-align="center" draw:textarea-vertical-align="middle" fo:padding-top="0.138cm" fo:padding-bottom="0.138cm" fo:padding-left="0.263cm" fo:padding-right="0.263cm"/>
    </style:style>
    <style:style style:name="gr50" style:family="graphic" style:parent-style-name="standard">
      <style:graphic-properties draw:stroke="none" draw:fill="none" draw:fill-color="#ffffff" draw:textarea-horizontal-align="left" draw:auto-grow-width="true" fo:min-height="2.521cm" fo:min-width="1.25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ffff00" draw:textarea-horizontal-align="center" draw:textarea-vertical-align="middle" fo:padding-top="0.164cm" fo:padding-bottom="0.164cm" fo:padding-left="0.289cm" fo:padding-right="0.289cm"/>
    </style:style>
    <style:style style:name="gr52" style:family="graphic" style:parent-style-name="standard">
      <style:graphic-properties draw:stroke="none" draw:fill="none" draw:fill-color="#ffffff" draw:textarea-horizontal-align="left" draw:auto-grow-width="true" fo:min-height="2.521cm" fo:min-width="1.8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ffcc00" draw:textarea-horizontal-align="center" draw:textarea-vertical-align="middle" fo:padding-top="0.164cm" fo:padding-bottom="0.164cm" fo:padding-left="0.289cm" fo:padding-right="0.289cm"/>
    </style:style>
    <style:style style:name="gr54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ff9900" draw:textarea-horizontal-align="center" draw:textarea-vertical-align="middle" fo:padding-top="0.164cm" fo:padding-bottom="0.164cm" fo:padding-left="0.289cm" fo:padding-right="0.289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 draw:fill-color="#cccccc"/>
      <style:paragraph-properties fo:text-align="center"/>
    </style:style>
    <style:style style:name="P3" style:family="paragraph">
      <loext:graphic-properties draw:fill="solid" draw:fill-color="#99cccc"/>
      <style:paragraph-properties fo:text-align="center"/>
    </style:style>
    <style:style style:name="P4" style:family="paragraph">
      <loext:graphic-properties draw:fill="none" draw:fill-color="#99cccc"/>
      <style:paragraph-properties fo:text-align="center"/>
    </style:style>
    <style:style style:name="P5" style:family="paragraph">
      <loext:graphic-properties draw:fill="solid" draw:fill-color="#99cc66"/>
      <style:paragraph-properties fo:text-align="center"/>
    </style:style>
    <style:style style:name="P6" style:family="paragraph">
      <loext:graphic-properties draw:fill="none" draw:fill-color="#99cc66"/>
      <style:paragraph-properties fo:text-align="center"/>
    </style:style>
    <style:style style:name="P7" style:family="paragraph">
      <loext:graphic-properties draw:fill="solid" draw:fill-color="#99ccff"/>
      <style:paragraph-properties fo:text-align="center"/>
    </style:style>
    <style:style style:name="P8" style:family="paragraph">
      <loext:graphic-properties draw:fill="none" draw:fill-color="#99ccff"/>
      <style:paragraph-properties fo:text-align="center"/>
    </style:style>
    <style:style style:name="P9" style:family="paragraph">
      <loext:graphic-properties draw:fill="solid" draw:fill-color="#99cc99"/>
      <style:paragraph-properties fo:text-align="center"/>
    </style:style>
    <style:style style:name="P10" style:family="paragraph">
      <loext:graphic-properties draw:fill="none" draw:fill-color="#99cc99"/>
      <style:paragraph-properties fo:text-align="center"/>
    </style:style>
    <style:style style:name="P11" style:family="paragraph">
      <loext:graphic-properties draw:fill="solid" draw:fill-color="#ccccff"/>
      <style:paragraph-properties fo:text-align="center"/>
    </style:style>
    <style:style style:name="P12" style:family="paragraph">
      <loext:graphic-properties draw:fill="none" draw:fill-color="#ccccff"/>
      <style:paragraph-properties fo:text-align="center"/>
    </style:style>
    <style:style style:name="P13" style:family="paragraph">
      <loext:graphic-properties draw:fill="solid" draw:fill-color="#cc99ff"/>
      <style:paragraph-properties fo:text-align="center"/>
    </style:style>
    <style:style style:name="P14" style:family="paragraph">
      <loext:graphic-properties draw:fill="none" draw:fill-color="#cc99ff"/>
      <style:paragraph-properties fo:text-align="center"/>
    </style:style>
    <style:style style:name="P15" style:family="paragraph">
      <loext:graphic-properties draw:fill="solid" draw:fill-color="#ffccff"/>
      <style:paragraph-properties fo:text-align="center"/>
    </style:style>
    <style:style style:name="P16" style:family="paragraph">
      <loext:graphic-properties draw:fill="none" draw:fill-color="#ffccff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style:text-properties fo:color="#000000" loext:opacity="100%" style:text-outline="false" style:text-line-through-style="none" style:text-line-through-type="none" style:font-name="sans-serif" fo:font-size="144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144pt" style:font-name-complex="sans-serif" style:font-size-complex="144pt" style:text-scale="100%" style:text-overline-style="none" style:text-overline-color="font-color"/>
    </style:style>
    <style:style style:name="P19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sans-serif" fo:font-size="144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144pt" style:font-name-complex="sans-serif" style:font-size-complex="144pt" style:text-scale="100%" style:text-overline-style="none" style:text-overline-color="font-color"/>
    </style:style>
    <style:style style:name="P20" style:family="paragraph">
      <style:text-properties fo:color="#000000" loext:opacity="100%" style:text-outline="false" style:text-line-through-style="none" style:text-line-through-type="none" style:font-name="sans-serif" fo:font-size="7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72pt" style:font-name-complex="sans-serif" style:font-size-complex="72pt" style:text-scale="100%" style:text-overline-style="none" style:text-overline-color="font-color"/>
    </style:style>
    <style:style style:name="P21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sans-serif" fo:font-size="7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72pt" style:font-name-complex="sans-serif" style:font-size-complex="72pt" style:text-scale="100%" style:text-overline-style="none" style:text-overline-color="font-color"/>
    </style:style>
    <style:style style:name="P22" style:family="paragraph">
      <style:text-properties fo:color="#000000" loext:opacity="100%" style:text-outline="false" style:text-line-through-style="none" style:text-line-through-type="none" style:font-name="sans-serif" fo:font-size="72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72pt" style:font-name-complex="sans-serif" style:font-size-complex="72pt" style:text-scale="100%" style:text-overline-style="none" style:text-overline-color="font-color"/>
    </style:style>
    <style:style style:name="P23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sans-serif" fo:font-size="72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72pt" style:font-name-complex="sans-serif" style:font-size-complex="72pt" style:text-scale="100%" style:text-overline-style="none" style:text-overline-color="font-color"/>
    </style:style>
    <style:style style:name="P24" style:family="paragraph">
      <style:text-properties fo:color="#000000" loext:opacity="100%" style:text-outline="false" style:text-line-through-style="none" style:text-line-through-type="none" style:font-name="sans-serif" fo:font-size="14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44pt" style:font-name-complex="sans-serif" style:font-size-complex="144pt" style:text-scale="100%" style:text-overline-style="none" style:text-overline-color="font-color"/>
    </style:style>
    <style:style style:name="P25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sans-serif" fo:font-size="14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44pt" style:font-name-complex="sans-serif" style:font-size-complex="144pt" style:text-scale="100%" style:text-overline-style="none" style:text-overline-color="font-color"/>
    </style:style>
    <style:style style:name="P26" style:family="paragraph">
      <loext:graphic-properties draw:fill="solid" draw:fill-color="#ff9900"/>
      <style:paragraph-properties fo:text-align="center"/>
    </style:style>
    <style:style style:name="P27" style:family="paragraph">
      <loext:graphic-properties draw:fill="none" draw:fill-color="#ff9900"/>
      <style:paragraph-properties fo:text-align="center"/>
    </style:style>
    <style:style style:name="P28" style:family="paragraph">
      <loext:graphic-properties draw:fill="solid" draw:fill-color="#ffcc00"/>
      <style:paragraph-properties fo:text-align="center"/>
    </style:style>
    <style:style style:name="P29" style:family="paragraph">
      <loext:graphic-properties draw:fill="none" draw:fill-color="#ffcc00"/>
      <style:paragraph-properties fo:text-align="center"/>
    </style:style>
    <style:style style:name="P30" style:family="paragraph">
      <loext:graphic-properties draw:fill="solid" draw:fill-color="#ffff00"/>
      <style:paragraph-properties fo:text-align="center"/>
    </style:style>
    <style:style style:name="P31" style:family="paragraph">
      <loext:graphic-properties draw:fill="none" draw:fill-color="#ffff00"/>
      <style:paragraph-properties fo:text-align="center"/>
    </style:style>
    <style:style style:name="P32" style:family="paragraph">
      <style:text-properties fo:color="#bababa" loext:opacity="100%" style:text-outline="false" style:text-line-through-style="none" style:text-line-through-type="none" style:font-name="sans-serif" fo:font-size="6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64pt" style:font-name-complex="sans-serif" style:font-size-complex="64pt" style:text-scale="100%" style:text-overline-style="none" style:text-overline-color="font-color"/>
    </style:style>
    <style:style style:name="P33" style:family="paragraph">
      <loext:graphic-properties draw:fill="none" draw:fill-color="#ffffff"/>
      <style:text-properties fo:color="#bababa" loext:opacity="100%" style:text-outline="false" style:text-line-through-style="none" style:text-line-through-type="none" style:font-name="sans-serif" fo:font-size="6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64pt" style:font-name-complex="sans-serif" style:font-size-complex="64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.287cm" svg:height="2.287cm" svg:x="-0.039cm" svg:y="22.161cm" svg:viewBox="0 0 2288 2288" draw:points="1144,2288 0,2288 0,0 2288,0 2288,2288">
          <text:p/>
        </draw:polygon>
        <draw:polygon draw:style-name="gr2" draw:text-style-name="P2" draw:layer="layout" svg:width="2.287cm" svg:height="2.287cm" svg:x="-0.039cm" svg:y="22.161cm" svg:viewBox="0 0 2288 2288" draw:points="1144,2288 0,2288 0,0 2288,0 2288,2288">
          <text:p/>
        </draw:polygon>
        <draw:polygon draw:style-name="gr3" draw:text-style-name="P1" draw:layer="layout" svg:width="2.287cm" svg:height="2.287cm" svg:x="-0.039cm" svg:y="24.449cm" svg:viewBox="0 0 2288 2288" draw:points="1144,2288 0,2288 0,0 2288,0 2288,2288">
          <text:p/>
        </draw:polygon>
        <draw:polygon draw:style-name="gr2" draw:text-style-name="P2" draw:layer="layout" svg:width="2.287cm" svg:height="2.287cm" svg:x="-0.039cm" svg:y="24.449cm" svg:viewBox="0 0 2288 2288" draw:points="1144,2288 0,2288 0,0 2288,0 2288,2288">
          <text:p/>
        </draw:polygon>
        <draw:polygon draw:style-name="gr3" draw:text-style-name="P1" draw:layer="layout" svg:width="2.287cm" svg:height="2.287cm" svg:x="-0.039cm" svg:y="26.737cm" svg:viewBox="0 0 2288 2288" draw:points="1144,2288 0,2288 0,0 2288,0 2288,2288">
          <text:p/>
        </draw:polygon>
        <draw:polygon draw:style-name="gr2" draw:text-style-name="P2" draw:layer="layout" svg:width="2.287cm" svg:height="2.287cm" svg:x="-0.039cm" svg:y="26.737cm" svg:viewBox="0 0 2288 2288" draw:points="1144,2288 0,2288 0,0 2288,0 2288,2288">
          <text:p/>
        </draw:polygon>
        <draw:polygon draw:style-name="gr3" draw:text-style-name="P1" draw:layer="layout" svg:width="2.287cm" svg:height="2.286cm" svg:x="-0.039cm" svg:y="29.025cm" svg:viewBox="0 0 2288 2287" draw:points="1144,2287 0,2287 0,0 2288,0 2288,2287">
          <text:p/>
        </draw:polygon>
        <draw:polygon draw:style-name="gr2" draw:text-style-name="P2" draw:layer="layout" svg:width="2.287cm" svg:height="2.286cm" svg:x="-0.039cm" svg:y="29.025cm" svg:viewBox="0 0 2288 2287" draw:points="1144,2287 0,2287 0,0 2288,0 2288,2287">
          <text:p/>
        </draw:polygon>
        <draw:polygon draw:style-name="gr3" draw:text-style-name="P1" draw:layer="layout" svg:width="2.286cm" svg:height="2.287cm" svg:x="2.249cm" svg:y="22.161cm" svg:viewBox="0 0 2287 2288" draw:points="1144,2288 0,2288 0,0 2287,0 2287,2288">
          <text:p/>
        </draw:polygon>
        <draw:polygon draw:style-name="gr2" draw:text-style-name="P2" draw:layer="layout" svg:width="2.286cm" svg:height="2.287cm" svg:x="2.249cm" svg:y="22.161cm" svg:viewBox="0 0 2287 2288" draw:points="1144,2288 0,2288 0,0 2287,0 2287,2288">
          <text:p/>
        </draw:polygon>
        <draw:polygon draw:style-name="gr3" draw:text-style-name="P1" draw:layer="layout" svg:width="2.286cm" svg:height="2.287cm" svg:x="2.249cm" svg:y="24.449cm" svg:viewBox="0 0 2287 2288" draw:points="1144,2288 0,2288 0,0 2287,0 2287,2288">
          <text:p/>
        </draw:polygon>
        <draw:polygon draw:style-name="gr2" draw:text-style-name="P2" draw:layer="layout" svg:width="2.286cm" svg:height="2.287cm" svg:x="2.249cm" svg:y="24.449cm" svg:viewBox="0 0 2287 2288" draw:points="1144,2288 0,2288 0,0 2287,0 2287,2288">
          <text:p/>
        </draw:polygon>
        <draw:polygon draw:style-name="gr3" draw:text-style-name="P1" draw:layer="layout" svg:width="2.286cm" svg:height="2.287cm" svg:x="2.249cm" svg:y="26.737cm" svg:viewBox="0 0 2287 2288" draw:points="1144,2288 0,2288 0,0 2287,0 2287,2288">
          <text:p/>
        </draw:polygon>
        <draw:polygon draw:style-name="gr2" draw:text-style-name="P2" draw:layer="layout" svg:width="2.286cm" svg:height="2.287cm" svg:x="2.249cm" svg:y="26.737cm" svg:viewBox="0 0 2287 2288" draw:points="1144,2288 0,2288 0,0 2287,0 2287,2288">
          <text:p/>
        </draw:polygon>
        <draw:polygon draw:style-name="gr3" draw:text-style-name="P1" draw:layer="layout" svg:width="2.286cm" svg:height="2.286cm" svg:x="2.249cm" svg:y="29.025cm" svg:viewBox="0 0 2287 2287" draw:points="1144,2287 0,2287 0,0 2287,0 2287,2287">
          <text:p/>
        </draw:polygon>
        <draw:polygon draw:style-name="gr2" draw:text-style-name="P2" draw:layer="layout" svg:width="2.286cm" svg:height="2.286cm" svg:x="2.249cm" svg:y="29.025cm" svg:viewBox="0 0 2287 2287" draw:points="1144,2287 0,2287 0,0 2287,0 2287,2287">
          <text:p/>
        </draw:polygon>
        <draw:polygon draw:style-name="gr3" draw:text-style-name="P1" draw:layer="layout" svg:width="2.287cm" svg:height="2.287cm" svg:x="4.536cm" svg:y="22.161cm" svg:viewBox="0 0 2288 2288" draw:points="1144,2288 0,2288 0,0 2288,0 2288,2288">
          <text:p/>
        </draw:polygon>
        <draw:polygon draw:style-name="gr2" draw:text-style-name="P2" draw:layer="layout" svg:width="2.287cm" svg:height="2.287cm" svg:x="4.536cm" svg:y="22.161cm" svg:viewBox="0 0 2288 2288" draw:points="1144,2288 0,2288 0,0 2288,0 2288,2288">
          <text:p/>
        </draw:polygon>
        <draw:polygon draw:style-name="gr3" draw:text-style-name="P1" draw:layer="layout" svg:width="2.287cm" svg:height="2.287cm" svg:x="4.536cm" svg:y="24.449cm" svg:viewBox="0 0 2288 2288" draw:points="1144,2288 0,2288 0,0 2288,0 2288,2288">
          <text:p/>
        </draw:polygon>
        <draw:polygon draw:style-name="gr2" draw:text-style-name="P2" draw:layer="layout" svg:width="2.287cm" svg:height="2.287cm" svg:x="4.536cm" svg:y="24.449cm" svg:viewBox="0 0 2288 2288" draw:points="1144,2288 0,2288 0,0 2288,0 2288,2288">
          <text:p/>
        </draw:polygon>
        <draw:polygon draw:style-name="gr3" draw:text-style-name="P1" draw:layer="layout" svg:width="2.287cm" svg:height="2.287cm" svg:x="4.536cm" svg:y="26.737cm" svg:viewBox="0 0 2288 2288" draw:points="1144,2288 0,2288 0,0 2288,0 2288,2288">
          <text:p/>
        </draw:polygon>
        <draw:polygon draw:style-name="gr2" draw:text-style-name="P2" draw:layer="layout" svg:width="2.287cm" svg:height="2.287cm" svg:x="4.536cm" svg:y="26.737cm" svg:viewBox="0 0 2288 2288" draw:points="1144,2288 0,2288 0,0 2288,0 2288,2288">
          <text:p/>
        </draw:polygon>
        <draw:polygon draw:style-name="gr3" draw:text-style-name="P1" draw:layer="layout" svg:width="2.287cm" svg:height="2.286cm" svg:x="4.536cm" svg:y="29.025cm" svg:viewBox="0 0 2288 2287" draw:points="1144,2287 0,2287 0,0 2288,0 2288,2287">
          <text:p/>
        </draw:polygon>
        <draw:polygon draw:style-name="gr2" draw:text-style-name="P2" draw:layer="layout" svg:width="2.287cm" svg:height="2.286cm" svg:x="4.536cm" svg:y="29.025cm" svg:viewBox="0 0 2288 2287" draw:points="1144,2287 0,2287 0,0 2288,0 2288,2287">
          <text:p/>
        </draw:polygon>
        <draw:polygon draw:style-name="gr4" draw:text-style-name="P2" draw:layer="layout" svg:width="6.862cm" svg:height="9.15cm" svg:x="-0.039cm" svg:y="22.161cm" svg:viewBox="0 0 6863 9151" draw:points="3432,9151 0,9151 0,0 6863,0 6863,9151">
          <text:p/>
        </draw:polygon>
        <draw:polygon draw:style-name="gr3" draw:text-style-name="P1" draw:layer="layout" svg:width="2.287cm" svg:height="2.287cm" svg:x="0.053cm" svg:y="0.053cm" svg:viewBox="0 0 2288 2288" draw:points="1144,2288 0,2288 0,0 2288,0 2288,2288">
          <text:p/>
        </draw:polygon>
        <draw:polygon draw:style-name="gr2" draw:text-style-name="P2" draw:layer="layout" svg:width="2.287cm" svg:height="2.287cm" svg:x="0.053cm" svg:y="0.053cm" svg:viewBox="0 0 2288 2288" draw:points="1144,2288 0,2288 0,0 2288,0 2288,2288">
          <text:p/>
        </draw:polygon>
        <draw:polygon draw:style-name="gr3" draw:text-style-name="P1" draw:layer="layout" svg:width="2.287cm" svg:height="2.287cm" svg:x="0.053cm" svg:y="2.341cm" svg:viewBox="0 0 2288 2288" draw:points="1144,2288 0,2288 0,0 2288,0 2288,2288">
          <text:p/>
        </draw:polygon>
        <draw:polygon draw:style-name="gr2" draw:text-style-name="P2" draw:layer="layout" svg:width="2.287cm" svg:height="2.287cm" svg:x="0.053cm" svg:y="2.341cm" svg:viewBox="0 0 2288 2288" draw:points="1144,2288 0,2288 0,0 2288,0 2288,2288">
          <text:p/>
        </draw:polygon>
        <draw:polygon draw:style-name="gr3" draw:text-style-name="P1" draw:layer="layout" svg:width="2.287cm" svg:height="2.286cm" svg:x="0.053cm" svg:y="4.629cm" svg:viewBox="0 0 2288 2287" draw:points="1144,2287 0,2287 0,0 2288,0 2288,2287">
          <text:p/>
        </draw:polygon>
        <draw:polygon draw:style-name="gr2" draw:text-style-name="P2" draw:layer="layout" svg:width="2.287cm" svg:height="2.286cm" svg:x="0.053cm" svg:y="4.629cm" svg:viewBox="0 0 2288 2287" draw:points="1144,2287 0,2287 0,0 2288,0 2288,2287">
          <text:p/>
        </draw:polygon>
        <draw:polygon draw:style-name="gr3" draw:text-style-name="P1" draw:layer="layout" svg:width="2.287cm" svg:height="2.287cm" svg:x="0.053cm" svg:y="6.916cm" svg:viewBox="0 0 2288 2288" draw:points="1144,2288 0,2288 0,0 2288,0 2288,2288">
          <text:p/>
        </draw:polygon>
        <draw:polygon draw:style-name="gr2" draw:text-style-name="P2" draw:layer="layout" svg:width="2.287cm" svg:height="2.287cm" svg:x="0.053cm" svg:y="6.916cm" svg:viewBox="0 0 2288 2288" draw:points="1144,2288 0,2288 0,0 2288,0 2288,2288">
          <text:p/>
        </draw:polygon>
        <draw:polygon draw:style-name="gr3" draw:text-style-name="P1" draw:layer="layout" svg:width="2.286cm" svg:height="2.287cm" svg:x="2.341cm" svg:y="0.053cm" svg:viewBox="0 0 2287 2288" draw:points="1144,2288 0,2288 0,0 2287,0 2287,2288">
          <text:p/>
        </draw:polygon>
        <draw:polygon draw:style-name="gr2" draw:text-style-name="P2" draw:layer="layout" svg:width="2.286cm" svg:height="2.287cm" svg:x="2.341cm" svg:y="0.053cm" svg:viewBox="0 0 2287 2288" draw:points="1144,2288 0,2288 0,0 2287,0 2287,2288">
          <text:p/>
        </draw:polygon>
        <draw:polygon draw:style-name="gr3" draw:text-style-name="P1" draw:layer="layout" svg:width="2.286cm" svg:height="2.287cm" svg:x="2.341cm" svg:y="2.341cm" svg:viewBox="0 0 2287 2288" draw:points="1144,2288 0,2288 0,0 2287,0 2287,2288">
          <text:p/>
        </draw:polygon>
        <draw:polygon draw:style-name="gr2" draw:text-style-name="P2" draw:layer="layout" svg:width="2.286cm" svg:height="2.287cm" svg:x="2.341cm" svg:y="2.341cm" svg:viewBox="0 0 2287 2288" draw:points="1144,2288 0,2288 0,0 2287,0 2287,2288">
          <text:p/>
        </draw:polygon>
        <draw:polygon draw:style-name="gr3" draw:text-style-name="P1" draw:layer="layout" svg:width="2.286cm" svg:height="2.286cm" svg:x="2.341cm" svg:y="4.629cm" svg:viewBox="0 0 2287 2287" draw:points="1144,2287 0,2287 0,0 2287,0 2287,2287">
          <text:p/>
        </draw:polygon>
        <draw:polygon draw:style-name="gr2" draw:text-style-name="P2" draw:layer="layout" svg:width="2.286cm" svg:height="2.286cm" svg:x="2.341cm" svg:y="4.629cm" svg:viewBox="0 0 2287 2287" draw:points="1144,2287 0,2287 0,0 2287,0 2287,2287">
          <text:p/>
        </draw:polygon>
        <draw:polygon draw:style-name="gr3" draw:text-style-name="P1" draw:layer="layout" svg:width="2.286cm" svg:height="2.287cm" svg:x="2.341cm" svg:y="6.916cm" svg:viewBox="0 0 2287 2288" draw:points="1144,2288 0,2288 0,0 2287,0 2287,2288">
          <text:p/>
        </draw:polygon>
        <draw:polygon draw:style-name="gr2" draw:text-style-name="P2" draw:layer="layout" svg:width="2.286cm" svg:height="2.287cm" svg:x="2.341cm" svg:y="6.916cm" svg:viewBox="0 0 2287 2288" draw:points="1144,2288 0,2288 0,0 2287,0 2287,2288">
          <text:p/>
        </draw:polygon>
        <draw:polygon draw:style-name="gr3" draw:text-style-name="P1" draw:layer="layout" svg:width="2.287cm" svg:height="2.287cm" svg:x="4.628cm" svg:y="0.053cm" svg:viewBox="0 0 2288 2288" draw:points="1144,2288 0,2288 0,0 2288,0 2288,2288">
          <text:p/>
        </draw:polygon>
        <draw:polygon draw:style-name="gr2" draw:text-style-name="P2" draw:layer="layout" svg:width="2.287cm" svg:height="2.287cm" svg:x="4.628cm" svg:y="0.053cm" svg:viewBox="0 0 2288 2288" draw:points="1144,2288 0,2288 0,0 2288,0 2288,2288">
          <text:p/>
        </draw:polygon>
        <draw:polygon draw:style-name="gr3" draw:text-style-name="P1" draw:layer="layout" svg:width="2.287cm" svg:height="2.287cm" svg:x="4.628cm" svg:y="2.341cm" svg:viewBox="0 0 2288 2288" draw:points="1144,2288 0,2288 0,0 2288,0 2288,2288">
          <text:p/>
        </draw:polygon>
        <draw:polygon draw:style-name="gr2" draw:text-style-name="P2" draw:layer="layout" svg:width="2.287cm" svg:height="2.287cm" svg:x="4.628cm" svg:y="2.341cm" svg:viewBox="0 0 2288 2288" draw:points="1144,2288 0,2288 0,0 2288,0 2288,2288">
          <text:p/>
        </draw:polygon>
        <draw:polygon draw:style-name="gr3" draw:text-style-name="P1" draw:layer="layout" svg:width="2.287cm" svg:height="2.286cm" svg:x="4.628cm" svg:y="4.629cm" svg:viewBox="0 0 2288 2287" draw:points="1144,2287 0,2287 0,0 2288,0 2288,2287">
          <text:p/>
        </draw:polygon>
        <draw:polygon draw:style-name="gr2" draw:text-style-name="P2" draw:layer="layout" svg:width="2.287cm" svg:height="2.286cm" svg:x="4.628cm" svg:y="4.629cm" svg:viewBox="0 0 2288 2287" draw:points="1144,2287 0,2287 0,0 2288,0 2288,2287">
          <text:p/>
        </draw:polygon>
        <draw:polygon draw:style-name="gr3" draw:text-style-name="P1" draw:layer="layout" svg:width="2.287cm" svg:height="2.287cm" svg:x="4.628cm" svg:y="6.916cm" svg:viewBox="0 0 2288 2288" draw:points="1144,2288 0,2288 0,0 2288,0 2288,2288">
          <text:p/>
        </draw:polygon>
        <draw:polygon draw:style-name="gr2" draw:text-style-name="P2" draw:layer="layout" svg:width="2.287cm" svg:height="2.287cm" svg:x="4.628cm" svg:y="6.916cm" svg:viewBox="0 0 2288 2288" draw:points="1144,2288 0,2288 0,0 2288,0 2288,2288">
          <text:p/>
        </draw:polygon>
        <draw:polygon draw:style-name="gr4" draw:text-style-name="P2" draw:layer="layout" svg:width="6.862cm" svg:height="9.15cm" svg:x="0.053cm" svg:y="0.053cm" svg:viewBox="0 0 6863 9151" draw:points="3432,9151 0,9151 0,0 6863,0 6863,9151">
          <text:p/>
        </draw:polygon>
        <draw:polygon draw:style-name="gr5" draw:text-style-name="P3" draw:layer="layout" svg:width="2.287cm" svg:height="2.287cm" svg:x="10.438cm" svg:y="0.053cm" svg:viewBox="0 0 2288 2288" draw:points="1144,2288 0,2288 0,0 2288,0 2288,2288">
          <text:p/>
        </draw:polygon>
        <draw:polygon draw:style-name="gr6" draw:text-style-name="P4" draw:layer="layout" svg:width="2.287cm" svg:height="2.287cm" svg:x="10.438cm" svg:y="0.053cm" svg:viewBox="0 0 2288 2288" draw:points="1144,2288 0,2288 0,0 2288,0 2288,2288">
          <text:p/>
        </draw:polygon>
        <draw:polygon draw:style-name="gr5" draw:text-style-name="P3" draw:layer="layout" svg:width="2.287cm" svg:height="2.287cm" svg:x="10.438cm" svg:y="2.341cm" svg:viewBox="0 0 2288 2288" draw:points="1144,2288 0,2288 0,0 2288,0 2288,2288">
          <text:p/>
        </draw:polygon>
        <draw:polygon draw:style-name="gr6" draw:text-style-name="P4" draw:layer="layout" svg:width="2.287cm" svg:height="2.287cm" svg:x="10.438cm" svg:y="2.341cm" svg:viewBox="0 0 2288 2288" draw:points="1144,2288 0,2288 0,0 2288,0 2288,2288">
          <text:p/>
        </draw:polygon>
        <draw:polygon draw:style-name="gr5" draw:text-style-name="P3" draw:layer="layout" svg:width="2.287cm" svg:height="2.286cm" svg:x="10.438cm" svg:y="4.629cm" svg:viewBox="0 0 2288 2287" draw:points="1144,2287 0,2287 0,0 2288,0 2288,2287">
          <text:p/>
        </draw:polygon>
        <draw:polygon draw:style-name="gr6" draw:text-style-name="P4" draw:layer="layout" svg:width="2.287cm" svg:height="2.286cm" svg:x="10.438cm" svg:y="4.629cm" svg:viewBox="0 0 2288 2287" draw:points="1144,2287 0,2287 0,0 2288,0 2288,2287">
          <text:p/>
        </draw:polygon>
        <draw:polygon draw:style-name="gr5" draw:text-style-name="P3" draw:layer="layout" svg:width="2.287cm" svg:height="2.287cm" svg:x="10.438cm" svg:y="6.916cm" svg:viewBox="0 0 2288 2288" draw:points="1144,2288 0,2288 0,0 2288,0 2288,2288">
          <text:p/>
        </draw:polygon>
        <draw:polygon draw:style-name="gr6" draw:text-style-name="P4" draw:layer="layout" svg:width="2.287cm" svg:height="2.287cm" svg:x="10.438cm" svg:y="6.916cm" svg:viewBox="0 0 2288 2288" draw:points="1144,2288 0,2288 0,0 2288,0 2288,2288">
          <text:p/>
        </draw:polygon>
        <draw:polygon draw:style-name="gr7" draw:text-style-name="P5" draw:layer="layout" svg:width="2.287cm" svg:height="2.287cm" svg:x="12.726cm" svg:y="0.053cm" svg:viewBox="0 0 2288 2288" draw:points="1144,2288 0,2288 0,0 2288,0 2288,2288">
          <text:p/>
        </draw:polygon>
        <draw:polygon draw:style-name="gr8" draw:text-style-name="P6" draw:layer="layout" svg:width="2.287cm" svg:height="2.287cm" svg:x="12.726cm" svg:y="0.053cm" svg:viewBox="0 0 2288 2288" draw:points="1144,2288 0,2288 0,0 2288,0 2288,2288">
          <text:p/>
        </draw:polygon>
        <draw:polygon draw:style-name="gr7" draw:text-style-name="P5" draw:layer="layout" svg:width="2.287cm" svg:height="2.287cm" svg:x="12.726cm" svg:y="2.341cm" svg:viewBox="0 0 2288 2288" draw:points="1144,2288 0,2288 0,0 2288,0 2288,2288">
          <text:p/>
        </draw:polygon>
        <draw:polygon draw:style-name="gr8" draw:text-style-name="P6" draw:layer="layout" svg:width="2.287cm" svg:height="2.287cm" svg:x="12.726cm" svg:y="2.341cm" svg:viewBox="0 0 2288 2288" draw:points="1144,2288 0,2288 0,0 2288,0 2288,2288">
          <text:p/>
        </draw:polygon>
        <draw:polygon draw:style-name="gr7" draw:text-style-name="P5" draw:layer="layout" svg:width="2.287cm" svg:height="2.286cm" svg:x="12.726cm" svg:y="4.629cm" svg:viewBox="0 0 2288 2287" draw:points="1144,2287 0,2287 0,0 2288,0 2288,2287">
          <text:p/>
        </draw:polygon>
        <draw:polygon draw:style-name="gr8" draw:text-style-name="P6" draw:layer="layout" svg:width="2.287cm" svg:height="2.286cm" svg:x="12.726cm" svg:y="4.629cm" svg:viewBox="0 0 2288 2287" draw:points="1144,2287 0,2287 0,0 2288,0 2288,2287">
          <text:p/>
        </draw:polygon>
        <draw:polygon draw:style-name="gr7" draw:text-style-name="P5" draw:layer="layout" svg:width="2.287cm" svg:height="2.287cm" svg:x="12.726cm" svg:y="6.916cm" svg:viewBox="0 0 2288 2288" draw:points="1144,2288 0,2288 0,0 2288,0 2288,2288">
          <text:p/>
        </draw:polygon>
        <draw:polygon draw:style-name="gr8" draw:text-style-name="P6" draw:layer="layout" svg:width="2.287cm" svg:height="2.287cm" svg:x="12.726cm" svg:y="6.916cm" svg:viewBox="0 0 2288 2288" draw:points="1144,2288 0,2288 0,0 2288,0 2288,2288">
          <text:p/>
        </draw:polygon>
        <draw:polygon draw:style-name="gr9" draw:text-style-name="P7" draw:layer="layout" svg:width="2.287cm" svg:height="2.287cm" svg:x="15.014cm" svg:y="0.053cm" svg:viewBox="0 0 2288 2288" draw:points="1144,2288 0,2288 0,0 2288,0 2288,2288">
          <text:p/>
        </draw:polygon>
        <draw:polygon draw:style-name="gr10" draw:text-style-name="P8" draw:layer="layout" svg:width="2.287cm" svg:height="2.287cm" svg:x="15.014cm" svg:y="0.053cm" svg:viewBox="0 0 2288 2288" draw:points="1144,2288 0,2288 0,0 2288,0 2288,2288">
          <text:p/>
        </draw:polygon>
        <draw:polygon draw:style-name="gr9" draw:text-style-name="P7" draw:layer="layout" svg:width="2.287cm" svg:height="2.287cm" svg:x="15.014cm" svg:y="2.341cm" svg:viewBox="0 0 2288 2288" draw:points="1144,2288 0,2288 0,0 2288,0 2288,2288">
          <text:p/>
        </draw:polygon>
        <draw:polygon draw:style-name="gr10" draw:text-style-name="P8" draw:layer="layout" svg:width="2.287cm" svg:height="2.287cm" svg:x="15.014cm" svg:y="2.341cm" svg:viewBox="0 0 2288 2288" draw:points="1144,2288 0,2288 0,0 2288,0 2288,2288">
          <text:p/>
        </draw:polygon>
        <draw:polygon draw:style-name="gr9" draw:text-style-name="P7" draw:layer="layout" svg:width="2.287cm" svg:height="2.286cm" svg:x="15.014cm" svg:y="4.629cm" svg:viewBox="0 0 2288 2287" draw:points="1144,2287 0,2287 0,0 2288,0 2288,2287">
          <text:p/>
        </draw:polygon>
        <draw:polygon draw:style-name="gr10" draw:text-style-name="P8" draw:layer="layout" svg:width="2.287cm" svg:height="2.286cm" svg:x="15.014cm" svg:y="4.629cm" svg:viewBox="0 0 2288 2287" draw:points="1144,2287 0,2287 0,0 2288,0 2288,2287">
          <text:p/>
        </draw:polygon>
        <draw:polygon draw:style-name="gr9" draw:text-style-name="P7" draw:layer="layout" svg:width="2.287cm" svg:height="2.287cm" svg:x="15.014cm" svg:y="6.916cm" svg:viewBox="0 0 2288 2288" draw:points="1144,2288 0,2288 0,0 2288,0 2288,2288">
          <text:p/>
        </draw:polygon>
        <draw:polygon draw:style-name="gr10" draw:text-style-name="P8" draw:layer="layout" svg:width="2.287cm" svg:height="2.287cm" svg:x="15.014cm" svg:y="6.916cm" svg:viewBox="0 0 2288 2288" draw:points="1144,2288 0,2288 0,0 2288,0 2288,2288">
          <text:p/>
        </draw:polygon>
        <draw:polygon draw:style-name="gr11" draw:text-style-name="P9" draw:layer="layout" svg:width="2.286cm" svg:height="2.287cm" svg:x="17.302cm" svg:y="0.053cm" svg:viewBox="0 0 2287 2288" draw:points="1143,2288 0,2288 0,0 2287,0 2287,2288">
          <text:p/>
        </draw:polygon>
        <draw:polygon draw:style-name="gr12" draw:text-style-name="P10" draw:layer="layout" svg:width="2.286cm" svg:height="2.287cm" svg:x="17.302cm" svg:y="0.053cm" svg:viewBox="0 0 2287 2288" draw:points="1143,2288 0,2288 0,0 2287,0 2287,2288">
          <text:p/>
        </draw:polygon>
        <draw:polygon draw:style-name="gr11" draw:text-style-name="P9" draw:layer="layout" svg:width="2.286cm" svg:height="2.287cm" svg:x="17.302cm" svg:y="2.341cm" svg:viewBox="0 0 2287 2288" draw:points="1143,2288 0,2288 0,0 2287,0 2287,2288">
          <text:p/>
        </draw:polygon>
        <draw:polygon draw:style-name="gr12" draw:text-style-name="P10" draw:layer="layout" svg:width="2.286cm" svg:height="2.287cm" svg:x="17.302cm" svg:y="2.341cm" svg:viewBox="0 0 2287 2288" draw:points="1143,2288 0,2288 0,0 2287,0 2287,2288">
          <text:p/>
        </draw:polygon>
        <draw:polygon draw:style-name="gr11" draw:text-style-name="P9" draw:layer="layout" svg:width="2.286cm" svg:height="2.286cm" svg:x="17.302cm" svg:y="4.629cm" svg:viewBox="0 0 2287 2287" draw:points="1143,2287 0,2287 0,0 2287,0 2287,2287">
          <text:p/>
        </draw:polygon>
        <draw:polygon draw:style-name="gr12" draw:text-style-name="P10" draw:layer="layout" svg:width="2.286cm" svg:height="2.286cm" svg:x="17.302cm" svg:y="4.629cm" svg:viewBox="0 0 2287 2287" draw:points="1143,2287 0,2287 0,0 2287,0 2287,2287">
          <text:p/>
        </draw:polygon>
        <draw:polygon draw:style-name="gr11" draw:text-style-name="P9" draw:layer="layout" svg:width="2.286cm" svg:height="2.287cm" svg:x="17.302cm" svg:y="6.916cm" svg:viewBox="0 0 2287 2288" draw:points="1143,2288 0,2288 0,0 2287,0 2287,2288">
          <text:p/>
        </draw:polygon>
        <draw:polygon draw:style-name="gr12" draw:text-style-name="P10" draw:layer="layout" svg:width="2.286cm" svg:height="2.287cm" svg:x="17.302cm" svg:y="6.916cm" svg:viewBox="0 0 2287 2288" draw:points="1143,2288 0,2288 0,0 2287,0 2287,2288">
          <text:p/>
        </draw:polygon>
        <draw:polygon draw:style-name="gr13" draw:text-style-name="P10" draw:layer="layout" svg:width="9.15cm" svg:height="9.15cm" svg:x="10.438cm" svg:y="0.053cm" svg:viewBox="0 0 9151 9151" draw:points="4576,9151 0,9151 0,0 9151,0 9151,9151">
          <text:p/>
        </draw:polygon>
        <draw:polygon draw:style-name="gr13" draw:text-style-name="P10" draw:layer="layout" svg:width="2.287cm" svg:height="9.15cm" svg:x="10.438cm" svg:y="0.053cm" svg:viewBox="0 0 2288 9151" draw:points="1144,9151 0,9151 0,0 2288,0 2288,9151">
          <text:p/>
        </draw:polygon>
        <draw:polygon draw:style-name="gr13" draw:text-style-name="P10" draw:layer="layout" svg:width="2.287cm" svg:height="9.15cm" svg:x="12.726cm" svg:y="0.053cm" svg:viewBox="0 0 2288 9151" draw:points="1144,9151 0,9151 0,0 2288,0 2288,9151">
          <text:p/>
        </draw:polygon>
        <draw:polygon draw:style-name="gr13" draw:text-style-name="P10" draw:layer="layout" svg:width="2.287cm" svg:height="9.15cm" svg:x="15.014cm" svg:y="0.053cm" svg:viewBox="0 0 2288 9151" draw:points="1144,9151 0,9151 0,0 2288,0 2288,9151">
          <text:p/>
        </draw:polygon>
        <draw:polygon draw:style-name="gr13" draw:text-style-name="P10" draw:layer="layout" svg:width="2.286cm" svg:height="9.15cm" svg:x="17.302cm" svg:y="0.053cm" svg:viewBox="0 0 2287 9151" draw:points="1143,9151 0,9151 0,0 2287,0 2287,9151">
          <text:p/>
        </draw:polygon>
        <draw:polygon draw:style-name="gr13" draw:text-style-name="P10" draw:layer="layout" svg:width="2.286cm" svg:height="9.15cm" svg:x="17.302cm" svg:y="0.053cm" svg:viewBox="0 0 2287 9151" draw:points="1143,9151 0,9151 0,0 2287,0 2287,9151">
          <text:p/>
        </draw:polygon>
        <draw:polygon draw:style-name="gr14" draw:text-style-name="P11" draw:layer="layout" svg:width="2.287cm" svg:height="2.287cm" svg:x="33.3cm" svg:y="0.053cm" svg:viewBox="0 0 2288 2288" draw:points="1144,2288 0,2288 0,0 2288,0 2288,2288">
          <text:p/>
        </draw:polygon>
        <draw:polygon draw:style-name="gr15" draw:text-style-name="P12" draw:layer="layout" svg:width="2.287cm" svg:height="2.287cm" svg:x="33.3cm" svg:y="0.053cm" svg:viewBox="0 0 2288 2288" draw:points="1144,2288 0,2288 0,0 2288,0 2288,2288">
          <text:p/>
        </draw:polygon>
        <draw:polygon draw:style-name="gr16" draw:text-style-name="P13" draw:layer="layout" svg:width="2.287cm" svg:height="2.287cm" svg:x="33.3cm" svg:y="2.341cm" svg:viewBox="0 0 2288 2288" draw:points="1144,2288 0,2288 0,0 2288,0 2288,2288">
          <text:p/>
        </draw:polygon>
        <draw:polygon draw:style-name="gr17" draw:text-style-name="P14" draw:layer="layout" svg:width="2.287cm" svg:height="2.287cm" svg:x="33.3cm" svg:y="2.341cm" svg:viewBox="0 0 2288 2288" draw:points="1144,2288 0,2288 0,0 2288,0 2288,2288">
          <text:p/>
        </draw:polygon>
        <draw:polygon draw:style-name="gr18" draw:text-style-name="P15" draw:layer="layout" svg:width="2.287cm" svg:height="2.286cm" svg:x="33.3cm" svg:y="4.629cm" svg:viewBox="0 0 2288 2287" draw:points="1144,2287 0,2287 0,0 2288,0 2288,2287">
          <text:p/>
        </draw:polygon>
        <draw:polygon draw:style-name="gr19" draw:text-style-name="P16" draw:layer="layout" svg:width="2.287cm" svg:height="2.286cm" svg:x="33.3cm" svg:y="4.629cm" svg:viewBox="0 0 2288 2287" draw:points="1144,2287 0,2287 0,0 2288,0 2288,2287">
          <text:p/>
        </draw:polygon>
        <draw:polygon draw:style-name="gr14" draw:text-style-name="P11" draw:layer="layout" svg:width="2.287cm" svg:height="2.287cm" svg:x="35.588cm" svg:y="0.053cm" svg:viewBox="0 0 2288 2288" draw:points="1144,2288 0,2288 0,0 2288,0 2288,2288">
          <text:p/>
        </draw:polygon>
        <draw:polygon draw:style-name="gr15" draw:text-style-name="P12" draw:layer="layout" svg:width="2.287cm" svg:height="2.287cm" svg:x="35.588cm" svg:y="0.053cm" svg:viewBox="0 0 2288 2288" draw:points="1144,2288 0,2288 0,0 2288,0 2288,2288">
          <text:p/>
        </draw:polygon>
        <draw:polygon draw:style-name="gr16" draw:text-style-name="P13" draw:layer="layout" svg:width="2.287cm" svg:height="2.287cm" svg:x="35.588cm" svg:y="2.341cm" svg:viewBox="0 0 2288 2288" draw:points="1144,2288 0,2288 0,0 2288,0 2288,2288">
          <text:p/>
        </draw:polygon>
        <draw:polygon draw:style-name="gr17" draw:text-style-name="P14" draw:layer="layout" svg:width="2.287cm" svg:height="2.287cm" svg:x="35.588cm" svg:y="2.341cm" svg:viewBox="0 0 2288 2288" draw:points="1144,2288 0,2288 0,0 2288,0 2288,2288">
          <text:p/>
        </draw:polygon>
        <draw:polygon draw:style-name="gr18" draw:text-style-name="P15" draw:layer="layout" svg:width="2.287cm" svg:height="2.286cm" svg:x="35.588cm" svg:y="4.629cm" svg:viewBox="0 0 2288 2287" draw:points="1144,2287 0,2287 0,0 2288,0 2288,2287">
          <text:p/>
        </draw:polygon>
        <draw:polygon draw:style-name="gr19" draw:text-style-name="P16" draw:layer="layout" svg:width="2.287cm" svg:height="2.286cm" svg:x="35.588cm" svg:y="4.629cm" svg:viewBox="0 0 2288 2287" draw:points="1144,2287 0,2287 0,0 2288,0 2288,2287">
          <text:p/>
        </draw:polygon>
        <draw:polygon draw:style-name="gr14" draw:text-style-name="P11" draw:layer="layout" svg:width="2.287cm" svg:height="2.287cm" svg:x="37.876cm" svg:y="0.053cm" svg:viewBox="0 0 2288 2288" draw:points="1144,2288 0,2288 0,0 2288,0 2288,2288">
          <text:p/>
        </draw:polygon>
        <draw:polygon draw:style-name="gr15" draw:text-style-name="P12" draw:layer="layout" svg:width="2.287cm" svg:height="2.287cm" svg:x="37.876cm" svg:y="0.053cm" svg:viewBox="0 0 2288 2288" draw:points="1144,2288 0,2288 0,0 2288,0 2288,2288">
          <text:p/>
        </draw:polygon>
        <draw:polygon draw:style-name="gr16" draw:text-style-name="P13" draw:layer="layout" svg:width="2.287cm" svg:height="2.287cm" svg:x="37.876cm" svg:y="2.341cm" svg:viewBox="0 0 2288 2288" draw:points="1144,2288 0,2288 0,0 2288,0 2288,2288">
          <text:p/>
        </draw:polygon>
        <draw:polygon draw:style-name="gr17" draw:text-style-name="P14" draw:layer="layout" svg:width="2.287cm" svg:height="2.287cm" svg:x="37.876cm" svg:y="2.341cm" svg:viewBox="0 0 2288 2288" draw:points="1144,2288 0,2288 0,0 2288,0 2288,2288">
          <text:p/>
        </draw:polygon>
        <draw:polygon draw:style-name="gr18" draw:text-style-name="P15" draw:layer="layout" svg:width="2.287cm" svg:height="2.286cm" svg:x="37.876cm" svg:y="4.629cm" svg:viewBox="0 0 2288 2287" draw:points="1144,2287 0,2287 0,0 2288,0 2288,2287">
          <text:p/>
        </draw:polygon>
        <draw:polygon draw:style-name="gr19" draw:text-style-name="P16" draw:layer="layout" svg:width="2.287cm" svg:height="2.286cm" svg:x="37.876cm" svg:y="4.629cm" svg:viewBox="0 0 2288 2287" draw:points="1144,2287 0,2287 0,0 2288,0 2288,2287">
          <text:p/>
        </draw:polygon>
        <draw:polygon draw:style-name="gr20" draw:text-style-name="P16" draw:layer="layout" svg:width="6.863cm" svg:height="6.862cm" svg:x="33.3cm" svg:y="0.053cm" svg:viewBox="0 0 6864 6863" draw:points="3432,6863 0,6863 0,0 6864,0 6864,6863">
          <text:p/>
        </draw:polygon>
        <draw:polygon draw:style-name="gr20" draw:text-style-name="P16" draw:layer="layout" svg:width="6.863cm" svg:height="2.287cm" svg:x="33.3cm" svg:y="0.053cm" svg:viewBox="0 0 6864 2288" draw:points="3432,2288 0,2288 0,0 6864,0 6864,2288">
          <text:p/>
        </draw:polygon>
        <draw:polygon draw:style-name="gr20" draw:text-style-name="P16" draw:layer="layout" svg:width="6.863cm" svg:height="2.287cm" svg:x="33.3cm" svg:y="2.341cm" svg:viewBox="0 0 6864 2288" draw:points="3432,2288 0,2288 0,0 6864,0 6864,2288">
          <text:p/>
        </draw:polygon>
        <draw:polygon draw:style-name="gr20" draw:text-style-name="P16" draw:layer="layout" svg:width="6.863cm" svg:height="2.286cm" svg:x="33.3cm" svg:y="4.629cm" svg:viewBox="0 0 6864 2287" draw:points="3432,2287 0,2287 0,0 6864,0 6864,2287">
          <text:p/>
        </draw:polygon>
        <draw:polygon draw:style-name="gr5" draw:text-style-name="P3" draw:layer="layout" svg:width="2.287cm" svg:height="2.287cm" svg:x="11.49cm" svg:y="22.161cm" svg:viewBox="0 0 2288 2288" draw:points="1144,2288 0,2288 0,0 2288,0 2288,2288">
          <text:p/>
        </draw:polygon>
        <draw:polygon draw:style-name="gr6" draw:text-style-name="P4" draw:layer="layout" svg:width="2.287cm" svg:height="2.287cm" svg:x="11.49cm" svg:y="22.161cm" svg:viewBox="0 0 2288 2288" draw:points="1144,2288 0,2288 0,0 2288,0 2288,2288">
          <text:p/>
        </draw:polygon>
        <draw:polygon draw:style-name="gr5" draw:text-style-name="P3" draw:layer="layout" svg:width="2.287cm" svg:height="2.287cm" svg:x="11.49cm" svg:y="24.449cm" svg:viewBox="0 0 2288 2288" draw:points="1144,2288 0,2288 0,0 2288,0 2288,2288">
          <text:p/>
        </draw:polygon>
        <draw:polygon draw:style-name="gr6" draw:text-style-name="P4" draw:layer="layout" svg:width="2.287cm" svg:height="2.287cm" svg:x="11.49cm" svg:y="24.449cm" svg:viewBox="0 0 2288 2288" draw:points="1144,2288 0,2288 0,0 2288,0 2288,2288">
          <text:p/>
        </draw:polygon>
        <draw:polygon draw:style-name="gr5" draw:text-style-name="P3" draw:layer="layout" svg:width="2.287cm" svg:height="2.287cm" svg:x="11.49cm" svg:y="26.737cm" svg:viewBox="0 0 2288 2288" draw:points="1144,2288 0,2288 0,0 2288,0 2288,2288">
          <text:p/>
        </draw:polygon>
        <draw:polygon draw:style-name="gr6" draw:text-style-name="P4" draw:layer="layout" svg:width="2.287cm" svg:height="2.287cm" svg:x="11.49cm" svg:y="26.737cm" svg:viewBox="0 0 2288 2288" draw:points="1144,2288 0,2288 0,0 2288,0 2288,2288">
          <text:p/>
        </draw:polygon>
        <draw:polygon draw:style-name="gr5" draw:text-style-name="P3" draw:layer="layout" svg:width="2.287cm" svg:height="2.286cm" svg:x="11.49cm" svg:y="29.025cm" svg:viewBox="0 0 2288 2287" draw:points="1144,2287 0,2287 0,0 2288,0 2288,2287">
          <text:p/>
        </draw:polygon>
        <draw:polygon draw:style-name="gr6" draw:text-style-name="P4" draw:layer="layout" svg:width="2.287cm" svg:height="2.286cm" svg:x="11.49cm" svg:y="29.025cm" svg:viewBox="0 0 2288 2287" draw:points="1144,2287 0,2287 0,0 2288,0 2288,2287">
          <text:p/>
        </draw:polygon>
        <draw:polygon draw:style-name="gr7" draw:text-style-name="P5" draw:layer="layout" svg:width="2.287cm" svg:height="2.287cm" svg:x="13.778cm" svg:y="22.161cm" svg:viewBox="0 0 2288 2288" draw:points="1144,2288 0,2288 0,0 2288,0 2288,2288">
          <text:p/>
        </draw:polygon>
        <draw:polygon draw:style-name="gr8" draw:text-style-name="P6" draw:layer="layout" svg:width="2.287cm" svg:height="2.287cm" svg:x="13.778cm" svg:y="22.161cm" svg:viewBox="0 0 2288 2288" draw:points="1144,2288 0,2288 0,0 2288,0 2288,2288">
          <text:p/>
        </draw:polygon>
        <draw:polygon draw:style-name="gr7" draw:text-style-name="P5" draw:layer="layout" svg:width="2.287cm" svg:height="2.287cm" svg:x="13.778cm" svg:y="24.449cm" svg:viewBox="0 0 2288 2288" draw:points="1144,2288 0,2288 0,0 2288,0 2288,2288">
          <text:p/>
        </draw:polygon>
        <draw:polygon draw:style-name="gr8" draw:text-style-name="P6" draw:layer="layout" svg:width="2.287cm" svg:height="2.287cm" svg:x="13.778cm" svg:y="24.449cm" svg:viewBox="0 0 2288 2288" draw:points="1144,2288 0,2288 0,0 2288,0 2288,2288">
          <text:p/>
        </draw:polygon>
        <draw:polygon draw:style-name="gr7" draw:text-style-name="P5" draw:layer="layout" svg:width="2.287cm" svg:height="2.287cm" svg:x="13.778cm" svg:y="26.737cm" svg:viewBox="0 0 2288 2288" draw:points="1144,2288 0,2288 0,0 2288,0 2288,2288">
          <text:p/>
        </draw:polygon>
        <draw:polygon draw:style-name="gr8" draw:text-style-name="P6" draw:layer="layout" svg:width="2.287cm" svg:height="2.287cm" svg:x="13.778cm" svg:y="26.737cm" svg:viewBox="0 0 2288 2288" draw:points="1144,2288 0,2288 0,0 2288,0 2288,2288">
          <text:p/>
        </draw:polygon>
        <draw:polygon draw:style-name="gr7" draw:text-style-name="P5" draw:layer="layout" svg:width="2.287cm" svg:height="2.286cm" svg:x="13.778cm" svg:y="29.025cm" svg:viewBox="0 0 2288 2287" draw:points="1144,2287 0,2287 0,0 2288,0 2288,2287">
          <text:p/>
        </draw:polygon>
        <draw:polygon draw:style-name="gr8" draw:text-style-name="P6" draw:layer="layout" svg:width="2.287cm" svg:height="2.286cm" svg:x="13.778cm" svg:y="29.025cm" svg:viewBox="0 0 2288 2287" draw:points="1144,2287 0,2287 0,0 2288,0 2288,2287">
          <text:p/>
        </draw:polygon>
        <draw:polygon draw:style-name="gr9" draw:text-style-name="P7" draw:layer="layout" svg:width="2.286cm" svg:height="2.287cm" svg:x="16.066cm" svg:y="22.161cm" svg:viewBox="0 0 2287 2288" draw:points="1144,2288 0,2288 0,0 2287,0 2287,2288">
          <text:p/>
        </draw:polygon>
        <draw:polygon draw:style-name="gr10" draw:text-style-name="P8" draw:layer="layout" svg:width="2.286cm" svg:height="2.287cm" svg:x="16.066cm" svg:y="22.161cm" svg:viewBox="0 0 2287 2288" draw:points="1144,2288 0,2288 0,0 2287,0 2287,2288">
          <text:p/>
        </draw:polygon>
        <draw:polygon draw:style-name="gr9" draw:text-style-name="P7" draw:layer="layout" svg:width="2.286cm" svg:height="2.287cm" svg:x="16.066cm" svg:y="24.449cm" svg:viewBox="0 0 2287 2288" draw:points="1144,2288 0,2288 0,0 2287,0 2287,2288">
          <text:p/>
        </draw:polygon>
        <draw:polygon draw:style-name="gr10" draw:text-style-name="P8" draw:layer="layout" svg:width="2.286cm" svg:height="2.287cm" svg:x="16.066cm" svg:y="24.449cm" svg:viewBox="0 0 2287 2288" draw:points="1144,2288 0,2288 0,0 2287,0 2287,2288">
          <text:p/>
        </draw:polygon>
        <draw:polygon draw:style-name="gr9" draw:text-style-name="P7" draw:layer="layout" svg:width="2.286cm" svg:height="2.287cm" svg:x="16.066cm" svg:y="26.737cm" svg:viewBox="0 0 2287 2288" draw:points="1144,2288 0,2288 0,0 2287,0 2287,2288">
          <text:p/>
        </draw:polygon>
        <draw:polygon draw:style-name="gr10" draw:text-style-name="P8" draw:layer="layout" svg:width="2.286cm" svg:height="2.287cm" svg:x="16.066cm" svg:y="26.737cm" svg:viewBox="0 0 2287 2288" draw:points="1144,2288 0,2288 0,0 2287,0 2287,2288">
          <text:p/>
        </draw:polygon>
        <draw:polygon draw:style-name="gr9" draw:text-style-name="P7" draw:layer="layout" svg:width="2.286cm" svg:height="2.286cm" svg:x="16.066cm" svg:y="29.025cm" svg:viewBox="0 0 2287 2287" draw:points="1144,2287 0,2287 0,0 2287,0 2287,2287">
          <text:p/>
        </draw:polygon>
        <draw:polygon draw:style-name="gr10" draw:text-style-name="P8" draw:layer="layout" svg:width="2.286cm" svg:height="2.286cm" svg:x="16.066cm" svg:y="29.025cm" svg:viewBox="0 0 2287 2287" draw:points="1144,2287 0,2287 0,0 2287,0 2287,2287">
          <text:p/>
        </draw:polygon>
        <draw:polygon draw:style-name="gr21" draw:text-style-name="P8" draw:layer="layout" svg:width="6.862cm" svg:height="9.15cm" svg:x="11.49cm" svg:y="22.161cm" svg:viewBox="0 0 6863 9151" draw:points="3432,9151 0,9151 0,0 6863,0 6863,9151">
          <text:p/>
        </draw:polygon>
        <draw:polygon draw:style-name="gr21" draw:text-style-name="P8" draw:layer="layout" svg:width="2.287cm" svg:height="9.15cm" svg:x="11.49cm" svg:y="22.161cm" svg:viewBox="0 0 2288 9151" draw:points="1144,9151 0,9151 0,0 2288,0 2288,9151">
          <text:p/>
        </draw:polygon>
        <draw:polygon draw:style-name="gr21" draw:text-style-name="P8" draw:layer="layout" svg:width="2.287cm" svg:height="9.15cm" svg:x="13.778cm" svg:y="22.161cm" svg:viewBox="0 0 2288 9151" draw:points="1144,9151 0,9151 0,0 2288,0 2288,9151">
          <text:p/>
        </draw:polygon>
        <draw:polygon draw:style-name="gr21" draw:text-style-name="P8" draw:layer="layout" svg:width="2.286cm" svg:height="9.15cm" svg:x="16.066cm" svg:y="22.161cm" svg:viewBox="0 0 2287 9151" draw:points="1144,9151 0,9151 0,0 2287,0 2287,9151">
          <text:p/>
        </draw:polygon>
        <draw:polygon draw:style-name="gr14" draw:text-style-name="P11" draw:layer="layout" svg:width="2.287cm" svg:height="2.287cm" svg:x="33.208cm" svg:y="22.161cm" svg:viewBox="0 0 2288 2288" draw:points="1144,2288 0,2288 0,0 2288,0 2288,2288">
          <text:p/>
        </draw:polygon>
        <draw:polygon draw:style-name="gr15" draw:text-style-name="P12" draw:layer="layout" svg:width="2.287cm" svg:height="2.287cm" svg:x="33.208cm" svg:y="22.161cm" svg:viewBox="0 0 2288 2288" draw:points="1144,2288 0,2288 0,0 2288,0 2288,2288">
          <text:p/>
        </draw:polygon>
        <draw:polygon draw:style-name="gr16" draw:text-style-name="P13" draw:layer="layout" svg:width="2.287cm" svg:height="2.287cm" svg:x="33.208cm" svg:y="24.449cm" svg:viewBox="0 0 2288 2288" draw:points="1144,2288 0,2288 0,0 2288,0 2288,2288">
          <text:p/>
        </draw:polygon>
        <draw:polygon draw:style-name="gr17" draw:text-style-name="P14" draw:layer="layout" svg:width="2.287cm" svg:height="2.287cm" svg:x="33.208cm" svg:y="24.449cm" svg:viewBox="0 0 2288 2288" draw:points="1144,2288 0,2288 0,0 2288,0 2288,2288">
          <text:p/>
        </draw:polygon>
        <draw:polygon draw:style-name="gr18" draw:text-style-name="P15" draw:layer="layout" svg:width="2.287cm" svg:height="2.287cm" svg:x="33.208cm" svg:y="26.737cm" svg:viewBox="0 0 2288 2288" draw:points="1144,2288 0,2288 0,0 2288,0 2288,2288">
          <text:p/>
        </draw:polygon>
        <draw:polygon draw:style-name="gr19" draw:text-style-name="P16" draw:layer="layout" svg:width="2.287cm" svg:height="2.287cm" svg:x="33.208cm" svg:y="26.737cm" svg:viewBox="0 0 2288 2288" draw:points="1144,2288 0,2288 0,0 2288,0 2288,2288">
          <text:p/>
        </draw:polygon>
        <draw:polygon draw:style-name="gr14" draw:text-style-name="P11" draw:layer="layout" svg:width="2.287cm" svg:height="2.287cm" svg:x="35.496cm" svg:y="22.161cm" svg:viewBox="0 0 2288 2288" draw:points="1144,2288 0,2288 0,0 2288,0 2288,2288">
          <text:p/>
        </draw:polygon>
        <draw:polygon draw:style-name="gr15" draw:text-style-name="P12" draw:layer="layout" svg:width="2.287cm" svg:height="2.287cm" svg:x="35.496cm" svg:y="22.161cm" svg:viewBox="0 0 2288 2288" draw:points="1144,2288 0,2288 0,0 2288,0 2288,2288">
          <text:p/>
        </draw:polygon>
        <draw:polygon draw:style-name="gr16" draw:text-style-name="P13" draw:layer="layout" svg:width="2.287cm" svg:height="2.287cm" svg:x="35.496cm" svg:y="24.449cm" svg:viewBox="0 0 2288 2288" draw:points="1144,2288 0,2288 0,0 2288,0 2288,2288">
          <text:p/>
        </draw:polygon>
        <draw:polygon draw:style-name="gr17" draw:text-style-name="P14" draw:layer="layout" svg:width="2.287cm" svg:height="2.287cm" svg:x="35.496cm" svg:y="24.449cm" svg:viewBox="0 0 2288 2288" draw:points="1144,2288 0,2288 0,0 2288,0 2288,2288">
          <text:p/>
        </draw:polygon>
        <draw:polygon draw:style-name="gr18" draw:text-style-name="P15" draw:layer="layout" svg:width="2.287cm" svg:height="2.287cm" svg:x="35.496cm" svg:y="26.737cm" svg:viewBox="0 0 2288 2288" draw:points="1144,2288 0,2288 0,0 2288,0 2288,2288">
          <text:p/>
        </draw:polygon>
        <draw:polygon draw:style-name="gr19" draw:text-style-name="P16" draw:layer="layout" svg:width="2.287cm" svg:height="2.287cm" svg:x="35.496cm" svg:y="26.737cm" svg:viewBox="0 0 2288 2288" draw:points="1144,2288 0,2288 0,0 2288,0 2288,2288">
          <text:p/>
        </draw:polygon>
        <draw:polygon draw:style-name="gr14" draw:text-style-name="P11" draw:layer="layout" svg:width="2.287cm" svg:height="2.287cm" svg:x="37.784cm" svg:y="22.161cm" svg:viewBox="0 0 2288 2288" draw:points="1144,2288 0,2288 0,0 2288,0 2288,2288">
          <text:p/>
        </draw:polygon>
        <draw:polygon draw:style-name="gr15" draw:text-style-name="P12" draw:layer="layout" svg:width="2.287cm" svg:height="2.287cm" svg:x="37.784cm" svg:y="22.161cm" svg:viewBox="0 0 2288 2288" draw:points="1144,2288 0,2288 0,0 2288,0 2288,2288">
          <text:p/>
        </draw:polygon>
        <draw:polygon draw:style-name="gr16" draw:text-style-name="P13" draw:layer="layout" svg:width="2.287cm" svg:height="2.287cm" svg:x="37.784cm" svg:y="24.449cm" svg:viewBox="0 0 2288 2288" draw:points="1144,2288 0,2288 0,0 2288,0 2288,2288">
          <text:p/>
        </draw:polygon>
        <draw:polygon draw:style-name="gr17" draw:text-style-name="P14" draw:layer="layout" svg:width="2.287cm" svg:height="2.287cm" svg:x="37.784cm" svg:y="24.449cm" svg:viewBox="0 0 2288 2288" draw:points="1144,2288 0,2288 0,0 2288,0 2288,2288">
          <text:p/>
        </draw:polygon>
        <draw:polygon draw:style-name="gr18" draw:text-style-name="P15" draw:layer="layout" svg:width="2.287cm" svg:height="2.287cm" svg:x="37.784cm" svg:y="26.737cm" svg:viewBox="0 0 2288 2288" draw:points="1144,2288 0,2288 0,0 2288,0 2288,2288">
          <text:p/>
        </draw:polygon>
        <draw:polygon draw:style-name="gr19" draw:text-style-name="P16" draw:layer="layout" svg:width="2.287cm" svg:height="2.287cm" svg:x="37.784cm" svg:y="26.737cm" svg:viewBox="0 0 2288 2288" draw:points="1144,2288 0,2288 0,0 2288,0 2288,2288">
          <text:p/>
        </draw:polygon>
        <draw:polygon draw:style-name="gr20" draw:text-style-name="P16" draw:layer="layout" svg:width="6.863cm" svg:height="6.863cm" svg:x="33.208cm" svg:y="22.161cm" svg:viewBox="0 0 6864 6864" draw:points="3432,6864 0,6864 0,0 6864,0 6864,6864">
          <text:p/>
        </draw:polygon>
        <draw:polygon draw:style-name="gr20" draw:text-style-name="P16" draw:layer="layout" svg:width="6.863cm" svg:height="2.287cm" svg:x="33.208cm" svg:y="22.161cm" svg:viewBox="0 0 6864 2288" draw:points="3432,2288 0,2288 0,0 6864,0 6864,2288">
          <text:p/>
        </draw:polygon>
        <draw:polygon draw:style-name="gr20" draw:text-style-name="P16" draw:layer="layout" svg:width="6.863cm" svg:height="2.287cm" svg:x="33.208cm" svg:y="24.449cm" svg:viewBox="0 0 6864 2288" draw:points="3432,2288 0,2288 0,0 6864,0 6864,2288">
          <text:p/>
        </draw:polygon>
        <draw:polygon draw:style-name="gr20" draw:text-style-name="P16" draw:layer="layout" svg:width="6.863cm" svg:height="2.287cm" svg:x="33.208cm" svg:y="26.737cm" svg:viewBox="0 0 6864 2288" draw:points="3432,2288 0,2288 0,0 6864,0 6864,2288">
          <text:p/>
        </draw:polygon>
        <draw:polygon draw:style-name="gr3" draw:text-style-name="P1" draw:layer="layout" svg:width="2.287cm" svg:height="2.287cm" svg:x="50.551cm" svg:y="0.021cm" svg:viewBox="0 0 2288 2288" draw:points="1144,2288 0,2288 0,0 2288,0 2288,2288">
          <text:p/>
        </draw:polygon>
        <draw:polygon draw:style-name="gr2" draw:text-style-name="P2" draw:layer="layout" svg:width="2.287cm" svg:height="2.287cm" svg:x="50.551cm" svg:y="0.021cm" svg:viewBox="0 0 2288 2288" draw:points="1144,2288 0,2288 0,0 2288,0 2288,2288">
          <text:p/>
        </draw:polygon>
        <draw:polygon draw:style-name="gr3" draw:text-style-name="P1" draw:layer="layout" svg:width="2.287cm" svg:height="2.287cm" svg:x="50.551cm" svg:y="2.308cm" svg:viewBox="0 0 2288 2288" draw:points="1144,2288 0,2288 0,0 2288,0 2288,2288">
          <text:p/>
        </draw:polygon>
        <draw:polygon draw:style-name="gr2" draw:text-style-name="P2" draw:layer="layout" svg:width="2.287cm" svg:height="2.287cm" svg:x="50.551cm" svg:y="2.308cm" svg:viewBox="0 0 2288 2288" draw:points="1144,2288 0,2288 0,0 2288,0 2288,2288">
          <text:p/>
        </draw:polygon>
        <draw:polygon draw:style-name="gr3" draw:text-style-name="P1" draw:layer="layout" svg:width="2.287cm" svg:height="2.287cm" svg:x="50.551cm" svg:y="4.596cm" svg:viewBox="0 0 2288 2288" draw:points="1144,2288 0,2288 0,0 2288,0 2288,2288">
          <text:p/>
        </draw:polygon>
        <draw:polygon draw:style-name="gr2" draw:text-style-name="P2" draw:layer="layout" svg:width="2.287cm" svg:height="2.287cm" svg:x="50.551cm" svg:y="4.596cm" svg:viewBox="0 0 2288 2288" draw:points="1144,2288 0,2288 0,0 2288,0 2288,2288">
          <text:p/>
        </draw:polygon>
        <draw:polygon draw:style-name="gr3" draw:text-style-name="P1" draw:layer="layout" svg:width="2.287cm" svg:height="2.287cm" svg:x="50.551cm" svg:y="6.884cm" svg:viewBox="0 0 2288 2288" draw:points="1144,2288 0,2288 0,0 2288,0 2288,2288">
          <text:p/>
        </draw:polygon>
        <draw:polygon draw:style-name="gr2" draw:text-style-name="P2" draw:layer="layout" svg:width="2.287cm" svg:height="2.287cm" svg:x="50.551cm" svg:y="6.884cm" svg:viewBox="0 0 2288 2288" draw:points="1144,2288 0,2288 0,0 2288,0 2288,2288">
          <text:p/>
        </draw:polygon>
        <draw:polygon draw:style-name="gr3" draw:text-style-name="P1" draw:layer="layout" svg:width="2.286cm" svg:height="2.287cm" svg:x="52.839cm" svg:y="0.021cm" svg:viewBox="0 0 2287 2288" draw:points="1144,2288 0,2288 0,0 2287,0 2287,2288">
          <text:p/>
        </draw:polygon>
        <draw:polygon draw:style-name="gr2" draw:text-style-name="P2" draw:layer="layout" svg:width="2.286cm" svg:height="2.287cm" svg:x="52.839cm" svg:y="0.021cm" svg:viewBox="0 0 2287 2288" draw:points="1144,2288 0,2288 0,0 2287,0 2287,2288">
          <text:p/>
        </draw:polygon>
        <draw:polygon draw:style-name="gr3" draw:text-style-name="P1" draw:layer="layout" svg:width="2.286cm" svg:height="2.287cm" svg:x="52.839cm" svg:y="2.308cm" svg:viewBox="0 0 2287 2288" draw:points="1144,2288 0,2288 0,0 2287,0 2287,2288">
          <text:p/>
        </draw:polygon>
        <draw:polygon draw:style-name="gr2" draw:text-style-name="P2" draw:layer="layout" svg:width="2.286cm" svg:height="2.287cm" svg:x="52.839cm" svg:y="2.308cm" svg:viewBox="0 0 2287 2288" draw:points="1144,2288 0,2288 0,0 2287,0 2287,2288">
          <text:p/>
        </draw:polygon>
        <draw:polygon draw:style-name="gr3" draw:text-style-name="P1" draw:layer="layout" svg:width="2.286cm" svg:height="2.287cm" svg:x="52.839cm" svg:y="4.596cm" svg:viewBox="0 0 2287 2288" draw:points="1144,2288 0,2288 0,0 2287,0 2287,2288">
          <text:p/>
        </draw:polygon>
        <draw:polygon draw:style-name="gr2" draw:text-style-name="P2" draw:layer="layout" svg:width="2.286cm" svg:height="2.287cm" svg:x="52.839cm" svg:y="4.596cm" svg:viewBox="0 0 2287 2288" draw:points="1144,2288 0,2288 0,0 2287,0 2287,2288">
          <text:p/>
        </draw:polygon>
        <draw:polygon draw:style-name="gr3" draw:text-style-name="P1" draw:layer="layout" svg:width="2.286cm" svg:height="2.287cm" svg:x="52.839cm" svg:y="6.884cm" svg:viewBox="0 0 2287 2288" draw:points="1144,2288 0,2288 0,0 2287,0 2287,2288">
          <text:p/>
        </draw:polygon>
        <draw:polygon draw:style-name="gr2" draw:text-style-name="P2" draw:layer="layout" svg:width="2.286cm" svg:height="2.287cm" svg:x="52.839cm" svg:y="6.884cm" svg:viewBox="0 0 2287 2288" draw:points="1144,2288 0,2288 0,0 2287,0 2287,2288">
          <text:p/>
        </draw:polygon>
        <draw:polygon draw:style-name="gr3" draw:text-style-name="P1" draw:layer="layout" svg:width="2.287cm" svg:height="2.287cm" svg:x="55.126cm" svg:y="0.021cm" svg:viewBox="0 0 2288 2288" draw:points="1144,2288 0,2288 0,0 2288,0 2288,2288">
          <text:p/>
        </draw:polygon>
        <draw:polygon draw:style-name="gr2" draw:text-style-name="P2" draw:layer="layout" svg:width="2.287cm" svg:height="2.287cm" svg:x="55.126cm" svg:y="0.021cm" svg:viewBox="0 0 2288 2288" draw:points="1144,2288 0,2288 0,0 2288,0 2288,2288">
          <text:p/>
        </draw:polygon>
        <draw:polygon draw:style-name="gr3" draw:text-style-name="P1" draw:layer="layout" svg:width="2.287cm" svg:height="2.287cm" svg:x="55.126cm" svg:y="2.308cm" svg:viewBox="0 0 2288 2288" draw:points="1144,2288 0,2288 0,0 2288,0 2288,2288">
          <text:p/>
        </draw:polygon>
        <draw:polygon draw:style-name="gr2" draw:text-style-name="P2" draw:layer="layout" svg:width="2.287cm" svg:height="2.287cm" svg:x="55.126cm" svg:y="2.308cm" svg:viewBox="0 0 2288 2288" draw:points="1144,2288 0,2288 0,0 2288,0 2288,2288">
          <text:p/>
        </draw:polygon>
        <draw:polygon draw:style-name="gr3" draw:text-style-name="P1" draw:layer="layout" svg:width="2.287cm" svg:height="2.287cm" svg:x="55.126cm" svg:y="4.596cm" svg:viewBox="0 0 2288 2288" draw:points="1144,2288 0,2288 0,0 2288,0 2288,2288">
          <text:p/>
        </draw:polygon>
        <draw:polygon draw:style-name="gr2" draw:text-style-name="P2" draw:layer="layout" svg:width="2.287cm" svg:height="2.287cm" svg:x="55.126cm" svg:y="4.596cm" svg:viewBox="0 0 2288 2288" draw:points="1144,2288 0,2288 0,0 2288,0 2288,2288">
          <text:p/>
        </draw:polygon>
        <draw:polygon draw:style-name="gr3" draw:text-style-name="P1" draw:layer="layout" svg:width="2.287cm" svg:height="2.287cm" svg:x="55.126cm" svg:y="6.884cm" svg:viewBox="0 0 2288 2288" draw:points="1144,2288 0,2288 0,0 2288,0 2288,2288">
          <text:p/>
        </draw:polygon>
        <draw:polygon draw:style-name="gr2" draw:text-style-name="P2" draw:layer="layout" svg:width="2.287cm" svg:height="2.287cm" svg:x="55.126cm" svg:y="6.884cm" svg:viewBox="0 0 2288 2288" draw:points="1144,2288 0,2288 0,0 2288,0 2288,2288">
          <text:p/>
        </draw:polygon>
        <draw:polygon draw:style-name="gr4" draw:text-style-name="P2" draw:layer="layout" svg:width="6.862cm" svg:height="9.151cm" svg:x="50.551cm" svg:y="0.021cm" svg:viewBox="0 0 6863 9152" draw:points="3432,9152 0,9152 0,0 6863,0 6863,9152">
          <text:p/>
        </draw:polygon>
        <draw:polygon draw:style-name="gr5" draw:text-style-name="P3" draw:layer="layout" svg:width="2.287cm" svg:height="2.287cm" svg:x="63.224cm" svg:y="0.021cm" svg:viewBox="0 0 2288 2288" draw:points="1144,2288 0,2288 0,0 2288,0 2288,2288">
          <text:p/>
        </draw:polygon>
        <draw:polygon draw:style-name="gr6" draw:text-style-name="P4" draw:layer="layout" svg:width="2.287cm" svg:height="2.287cm" svg:x="63.224cm" svg:y="0.021cm" svg:viewBox="0 0 2288 2288" draw:points="1144,2288 0,2288 0,0 2288,0 2288,2288">
          <text:p/>
        </draw:polygon>
        <draw:polygon draw:style-name="gr5" draw:text-style-name="P3" draw:layer="layout" svg:width="2.287cm" svg:height="2.287cm" svg:x="63.224cm" svg:y="2.308cm" svg:viewBox="0 0 2288 2288" draw:points="1144,2288 0,2288 0,0 2288,0 2288,2288">
          <text:p/>
        </draw:polygon>
        <draw:polygon draw:style-name="gr6" draw:text-style-name="P4" draw:layer="layout" svg:width="2.287cm" svg:height="2.287cm" svg:x="63.224cm" svg:y="2.308cm" svg:viewBox="0 0 2288 2288" draw:points="1144,2288 0,2288 0,0 2288,0 2288,2288">
          <text:p/>
        </draw:polygon>
        <draw:polygon draw:style-name="gr5" draw:text-style-name="P3" draw:layer="layout" svg:width="2.287cm" svg:height="2.287cm" svg:x="63.224cm" svg:y="4.596cm" svg:viewBox="0 0 2288 2288" draw:points="1144,2288 0,2288 0,0 2288,0 2288,2288">
          <text:p/>
        </draw:polygon>
        <draw:polygon draw:style-name="gr6" draw:text-style-name="P4" draw:layer="layout" svg:width="2.287cm" svg:height="2.287cm" svg:x="63.224cm" svg:y="4.596cm" svg:viewBox="0 0 2288 2288" draw:points="1144,2288 0,2288 0,0 2288,0 2288,2288">
          <text:p/>
        </draw:polygon>
        <draw:polygon draw:style-name="gr5" draw:text-style-name="P3" draw:layer="layout" svg:width="2.287cm" svg:height="2.287cm" svg:x="63.224cm" svg:y="6.884cm" svg:viewBox="0 0 2288 2288" draw:points="1144,2288 0,2288 0,0 2288,0 2288,2288">
          <text:p/>
        </draw:polygon>
        <draw:polygon draw:style-name="gr6" draw:text-style-name="P4" draw:layer="layout" svg:width="2.287cm" svg:height="2.287cm" svg:x="63.224cm" svg:y="6.884cm" svg:viewBox="0 0 2288 2288" draw:points="1144,2288 0,2288 0,0 2288,0 2288,2288">
          <text:p/>
        </draw:polygon>
        <draw:polygon draw:style-name="gr7" draw:text-style-name="P5" draw:layer="layout" svg:width="2.287cm" svg:height="2.287cm" svg:x="65.512cm" svg:y="0.021cm" svg:viewBox="0 0 2288 2288" draw:points="1144,2288 0,2288 0,0 2288,0 2288,2288">
          <text:p/>
        </draw:polygon>
        <draw:polygon draw:style-name="gr8" draw:text-style-name="P6" draw:layer="layout" svg:width="2.287cm" svg:height="2.287cm" svg:x="65.512cm" svg:y="0.021cm" svg:viewBox="0 0 2288 2288" draw:points="1144,2288 0,2288 0,0 2288,0 2288,2288">
          <text:p/>
        </draw:polygon>
        <draw:polygon draw:style-name="gr7" draw:text-style-name="P5" draw:layer="layout" svg:width="2.287cm" svg:height="2.287cm" svg:x="65.512cm" svg:y="2.308cm" svg:viewBox="0 0 2288 2288" draw:points="1144,2288 0,2288 0,0 2288,0 2288,2288">
          <text:p/>
        </draw:polygon>
        <draw:polygon draw:style-name="gr8" draw:text-style-name="P6" draw:layer="layout" svg:width="2.287cm" svg:height="2.287cm" svg:x="65.512cm" svg:y="2.308cm" svg:viewBox="0 0 2288 2288" draw:points="1144,2288 0,2288 0,0 2288,0 2288,2288">
          <text:p/>
        </draw:polygon>
        <draw:polygon draw:style-name="gr7" draw:text-style-name="P5" draw:layer="layout" svg:width="2.287cm" svg:height="2.287cm" svg:x="65.512cm" svg:y="4.596cm" svg:viewBox="0 0 2288 2288" draw:points="1144,2288 0,2288 0,0 2288,0 2288,2288">
          <text:p/>
        </draw:polygon>
        <draw:polygon draw:style-name="gr8" draw:text-style-name="P6" draw:layer="layout" svg:width="2.287cm" svg:height="2.287cm" svg:x="65.512cm" svg:y="4.596cm" svg:viewBox="0 0 2288 2288" draw:points="1144,2288 0,2288 0,0 2288,0 2288,2288">
          <text:p/>
        </draw:polygon>
        <draw:polygon draw:style-name="gr7" draw:text-style-name="P5" draw:layer="layout" svg:width="2.287cm" svg:height="2.287cm" svg:x="65.512cm" svg:y="6.884cm" svg:viewBox="0 0 2288 2288" draw:points="1144,2288 0,2288 0,0 2288,0 2288,2288">
          <text:p/>
        </draw:polygon>
        <draw:polygon draw:style-name="gr8" draw:text-style-name="P6" draw:layer="layout" svg:width="2.287cm" svg:height="2.287cm" svg:x="65.512cm" svg:y="6.884cm" svg:viewBox="0 0 2288 2288" draw:points="1144,2288 0,2288 0,0 2288,0 2288,2288">
          <text:p/>
        </draw:polygon>
        <draw:polygon draw:style-name="gr22" draw:text-style-name="P6" draw:layer="layout" svg:width="4.575cm" svg:height="9.151cm" svg:x="63.224cm" svg:y="0.021cm" svg:viewBox="0 0 4576 9152" draw:points="2288,9152 0,9152 0,0 4576,0 4576,9152">
          <text:p/>
        </draw:polygon>
        <draw:polygon draw:style-name="gr22" draw:text-style-name="P6" draw:layer="layout" svg:width="2.287cm" svg:height="9.151cm" svg:x="63.224cm" svg:y="0.021cm" svg:viewBox="0 0 2288 9152" draw:points="1144,9152 0,9152 0,0 2288,0 2288,9152">
          <text:p/>
        </draw:polygon>
        <draw:polygon draw:style-name="gr22" draw:text-style-name="P6" draw:layer="layout" svg:width="2.287cm" svg:height="9.151cm" svg:x="65.512cm" svg:y="0.021cm" svg:viewBox="0 0 2288 9152" draw:points="1144,9152 0,9152 0,0 2288,0 2288,9152">
          <text:p/>
        </draw:polygon>
        <draw:polygon draw:style-name="gr14" draw:text-style-name="P11" draw:layer="layout" svg:width="2.287cm" svg:height="2.287cm" svg:x="83.798cm" svg:y="0.021cm" svg:viewBox="0 0 2288 2288" draw:points="1144,2288 0,2288 0,0 2288,0 2288,2288">
          <text:p/>
        </draw:polygon>
        <draw:polygon draw:style-name="gr15" draw:text-style-name="P12" draw:layer="layout" svg:width="2.287cm" svg:height="2.287cm" svg:x="83.798cm" svg:y="0.021cm" svg:viewBox="0 0 2288 2288" draw:points="1144,2288 0,2288 0,0 2288,0 2288,2288">
          <text:p/>
        </draw:polygon>
        <draw:polygon draw:style-name="gr16" draw:text-style-name="P13" draw:layer="layout" svg:width="2.287cm" svg:height="2.287cm" svg:x="83.798cm" svg:y="2.308cm" svg:viewBox="0 0 2288 2288" draw:points="1144,2288 0,2288 0,0 2288,0 2288,2288">
          <text:p/>
        </draw:polygon>
        <draw:polygon draw:style-name="gr17" draw:text-style-name="P14" draw:layer="layout" svg:width="2.287cm" svg:height="2.287cm" svg:x="83.798cm" svg:y="2.308cm" svg:viewBox="0 0 2288 2288" draw:points="1144,2288 0,2288 0,0 2288,0 2288,2288">
          <text:p/>
        </draw:polygon>
        <draw:polygon draw:style-name="gr14" draw:text-style-name="P11" draw:layer="layout" svg:width="2.287cm" svg:height="2.287cm" svg:x="86.086cm" svg:y="0.021cm" svg:viewBox="0 0 2288 2288" draw:points="1144,2288 0,2288 0,0 2288,0 2288,2288">
          <text:p/>
        </draw:polygon>
        <draw:polygon draw:style-name="gr15" draw:text-style-name="P12" draw:layer="layout" svg:width="2.287cm" svg:height="2.287cm" svg:x="86.086cm" svg:y="0.021cm" svg:viewBox="0 0 2288 2288" draw:points="1144,2288 0,2288 0,0 2288,0 2288,2288">
          <text:p/>
        </draw:polygon>
        <draw:polygon draw:style-name="gr16" draw:text-style-name="P13" draw:layer="layout" svg:width="2.287cm" svg:height="2.287cm" svg:x="86.086cm" svg:y="2.308cm" svg:viewBox="0 0 2288 2288" draw:points="1144,2288 0,2288 0,0 2288,0 2288,2288">
          <text:p/>
        </draw:polygon>
        <draw:polygon draw:style-name="gr17" draw:text-style-name="P14" draw:layer="layout" svg:width="2.287cm" svg:height="2.287cm" svg:x="86.086cm" svg:y="2.308cm" svg:viewBox="0 0 2288 2288" draw:points="1144,2288 0,2288 0,0 2288,0 2288,2288">
          <text:p/>
        </draw:polygon>
        <draw:polygon draw:style-name="gr14" draw:text-style-name="P11" draw:layer="layout" svg:width="2.287cm" svg:height="2.287cm" svg:x="88.374cm" svg:y="0.021cm" svg:viewBox="0 0 2288 2288" draw:points="1144,2288 0,2288 0,0 2288,0 2288,2288">
          <text:p/>
        </draw:polygon>
        <draw:polygon draw:style-name="gr15" draw:text-style-name="P12" draw:layer="layout" svg:width="2.287cm" svg:height="2.287cm" svg:x="88.374cm" svg:y="0.021cm" svg:viewBox="0 0 2288 2288" draw:points="1144,2288 0,2288 0,0 2288,0 2288,2288">
          <text:p/>
        </draw:polygon>
        <draw:polygon draw:style-name="gr16" draw:text-style-name="P13" draw:layer="layout" svg:width="2.287cm" svg:height="2.287cm" svg:x="88.374cm" svg:y="2.308cm" svg:viewBox="0 0 2288 2288" draw:points="1144,2288 0,2288 0,0 2288,0 2288,2288">
          <text:p/>
        </draw:polygon>
        <draw:polygon draw:style-name="gr17" draw:text-style-name="P14" draw:layer="layout" svg:width="2.287cm" svg:height="2.287cm" svg:x="88.374cm" svg:y="2.308cm" svg:viewBox="0 0 2288 2288" draw:points="1144,2288 0,2288 0,0 2288,0 2288,2288">
          <text:p/>
        </draw:polygon>
        <draw:polygon draw:style-name="gr23" draw:text-style-name="P14" draw:layer="layout" svg:width="6.863cm" svg:height="4.575cm" svg:x="83.798cm" svg:y="0.021cm" svg:viewBox="0 0 6864 4576" draw:points="3432,4576 0,4576 0,0 6864,0 6864,4576">
          <text:p/>
        </draw:polygon>
        <draw:polygon draw:style-name="gr23" draw:text-style-name="P14" draw:layer="layout" svg:width="6.863cm" svg:height="2.287cm" svg:x="83.798cm" svg:y="0.021cm" svg:viewBox="0 0 6864 2288" draw:points="3432,2288 0,2288 0,0 6864,0 6864,2288">
          <text:p/>
        </draw:polygon>
        <draw:polygon draw:style-name="gr23" draw:text-style-name="P14" draw:layer="layout" svg:width="6.863cm" svg:height="2.287cm" svg:x="83.798cm" svg:y="2.308cm" svg:viewBox="0 0 6864 2288" draw:points="3432,2288 0,2288 0,0 6864,0 6864,2288">
          <text:p/>
        </draw:polygon>
        <draw:path draw:style-name="gr24" draw:text-style-name="P17" draw:layer="layout" svg:width="0.187cm" svg:height="0.185cm" svg:x="69.891cm" svg:y="43.578cm" svg:viewBox="0 0 188 186" svg:d="M151 30c12-21 24-22 33-22 3 0 4-5 4-5 0-2-2-3-4-3-7 0-14 1-21 1-9 0-18-1-27-1-1 0-4 0-4 5 0 3 2 3 4 3 7 0 12 3 12 9 0 4-4 10-4 10l-81 129-18-140c0-5 6-8 18-8 4 0 7 0 7-5 0-2-3-3-4-3-11 0-22 1-33 1-4 0-9 0-14 0s-10-1-14-1c-2 0-5 0-5 5 0 3 2 3 6 3 15 0 15 2 16 9l21 163c0 5 2 6 5 6 4 0 5-1 7-5z">
          <text:p/>
        </draw:path>
        <draw:path draw:style-name="gr24" draw:text-style-name="P17" draw:layer="layout" svg:width="0.091cm" svg:height="0.087cm" svg:x="70.096cm" svg:y="43.572cm" svg:viewBox="0 0 92 88" svg:d="M89 37c3-1 3-2 3-3 0-2-1-2-2-2s-32 5-37 7l-4-34c-1-3-1-5-3-5s-3 1-3 4l-4 35-34-7c-2 0-3 0-3 0-1 0-2 0-2 2 0 1 0 1 1 2 0 1 30 14 34 16l-17 30c-1 3-1 3-1 3 0 2 1 3 2 3 2 0 5-4 12-13 5-5 10-9 15-14 9 9 22 23 24 25s2 2 3 2 3-1 3-3c0 0-3-4-4-7l-15-26z">
          <text:p/>
        </draw:path>
        <draw:frame draw:style-name="gr25" draw:text-style-name="P19" draw:layer="layout" svg:width="4.235cm" svg:height="5.674cm" svg:x="0.988cm" svg:y="9.208cm">
          <draw:text-box>
            <text:p text:style-name="P18">M</text:p>
          </draw:text-box>
        </draw:frame>
        <draw:frame draw:style-name="gr26" draw:text-style-name="P21" draw:layer="layout" svg:width="5.014cm" svg:height="2.838cm" svg:x="0.599cm" svg:y="14.648cm">
          <draw:text-box>
            <text:p text:style-name="P20">m×n</text:p>
          </draw:text-box>
        </draw:frame>
        <draw:frame draw:style-name="gr27" draw:text-style-name="P19" draw:layer="layout" svg:width="3.672cm" svg:height="5.674cm" svg:x="13.187cm" svg:y="9.131cm">
          <draw:text-box>
            <text:p text:style-name="P18">U</text:p>
          </draw:text-box>
        </draw:frame>
        <draw:frame draw:style-name="gr28" draw:text-style-name="P21" draw:layer="layout" svg:width="5.717cm" svg:height="2.838cm" svg:x="12.164cm" svg:y="14.648cm">
          <draw:text-box>
            <text:p text:style-name="P20">m×m</text:p>
          </draw:text-box>
        </draw:frame>
        <draw:frame draw:style-name="gr29" draw:text-style-name="P19" draw:layer="layout" svg:width="3.05cm" svg:height="5.674cm" svg:x="25.16cm" svg:y="9.208cm">
          <draw:text-box>
            <text:p text:style-name="P18">Σ</text:p>
          </draw:text-box>
        </draw:frame>
        <draw:frame draw:style-name="gr26" draw:text-style-name="P21" draw:layer="layout" svg:width="5.014cm" svg:height="2.838cm" svg:x="24.212cm" svg:y="14.648cm">
          <draw:text-box>
            <text:p text:style-name="P20">m×n</text:p>
          </draw:text-box>
        </draw:frame>
        <draw:frame draw:style-name="gr30" draw:text-style-name="P19" draw:layer="layout" svg:width="4.798cm" svg:height="5.674cm" svg:x="35.199cm" svg:y="9.208cm">
          <draw:text-box>
            <text:p text:style-name="P18">V </text:p>
          </draw:text-box>
        </draw:frame>
        <draw:frame draw:style-name="gr31" draw:text-style-name="P21" draw:layer="layout" svg:width="0.988cm" svg:height="2.838cm" svg:x="39.013cm" svg:y="9.396cm">
          <draw:text-box>
            <text:p text:style-name="P20">*</text:p>
          </draw:text-box>
        </draw:frame>
        <draw:frame draw:style-name="gr32" draw:text-style-name="P21" draw:layer="layout" svg:width="4.312cm" svg:height="2.838cm" svg:x="35.327cm" svg:y="14.648cm">
          <draw:text-box>
            <text:p text:style-name="P20">n×n</text:p>
          </draw:text-box>
        </draw:frame>
        <draw:frame draw:style-name="gr25" draw:text-style-name="P19" draw:layer="layout" svg:width="4.235cm" svg:height="5.674cm" svg:x="1.116cm" svg:y="31.388cm">
          <draw:text-box>
            <text:p text:style-name="P18">M</text:p>
          </draw:text-box>
        </draw:frame>
        <draw:frame draw:style-name="gr26" draw:text-style-name="P21" draw:layer="layout" svg:width="5.014cm" svg:height="2.838cm" svg:x="0.728cm" svg:y="37.251cm">
          <draw:text-box>
            <text:p text:style-name="P20">m×n</text:p>
          </draw:text-box>
        </draw:frame>
        <draw:frame draw:style-name="gr30" draw:text-style-name="P19" draw:layer="layout" svg:width="4.798cm" svg:height="5.674cm" svg:x="35.327cm" svg:y="31.388cm">
          <draw:text-box>
            <text:p text:style-name="P18">V </text:p>
          </draw:text-box>
        </draw:frame>
        <draw:frame draw:style-name="gr31" draw:text-style-name="P21" draw:layer="layout" svg:width="0.988cm" svg:height="2.838cm" svg:x="39.141cm" svg:y="31.576cm">
          <draw:text-box>
            <text:p text:style-name="P20">*</text:p>
          </draw:text-box>
        </draw:frame>
        <draw:frame draw:style-name="gr32" draw:text-style-name="P21" draw:layer="layout" svg:width="4.312cm" svg:height="2.838cm" svg:x="35.455cm" svg:y="37.251cm">
          <draw:text-box>
            <text:p text:style-name="P20">n×n</text:p>
          </draw:text-box>
        </draw:frame>
        <draw:frame draw:style-name="gr27" draw:text-style-name="P19" draw:layer="layout" svg:width="3.672cm" svg:height="5.674cm" svg:x="13.315cm" svg:y="31.311cm">
          <draw:text-box>
            <text:p text:style-name="P18">U</text:p>
          </draw:text-box>
        </draw:frame>
        <draw:frame draw:style-name="gr26" draw:text-style-name="P21" draw:layer="layout" svg:width="5.014cm" svg:height="2.838cm" svg:x="12.649cm" svg:y="37.251cm">
          <draw:text-box>
            <text:p text:style-name="P20">m×n</text:p>
          </draw:text-box>
        </draw:frame>
        <draw:frame draw:style-name="gr33" draw:text-style-name="P23" draw:layer="layout" svg:width="1.556cm" svg:height="2.838cm" svg:x="17.046cm" svg:y="34.195cm">
          <draw:text-box>
            <text:p text:style-name="P22">n</text:p>
          </draw:text-box>
        </draw:frame>
        <draw:frame draw:style-name="gr29" draw:text-style-name="P19" draw:layer="layout" svg:width="3.05cm" svg:height="5.674cm" svg:x="25.289cm" svg:y="31.388cm">
          <draw:text-box>
            <text:p text:style-name="P18">Σ</text:p>
          </draw:text-box>
        </draw:frame>
        <draw:frame draw:style-name="gr32" draw:text-style-name="P21" draw:layer="layout" svg:width="4.312cm" svg:height="2.838cm" svg:x="24.698cm" svg:y="37.251cm">
          <draw:text-box>
            <text:p text:style-name="P20">n×n</text:p>
          </draw:text-box>
        </draw:frame>
        <draw:frame draw:style-name="gr33" draw:text-style-name="P23" draw:layer="layout" svg:width="1.556cm" svg:height="2.838cm" svg:x="28.862cm" svg:y="34.195cm">
          <draw:text-box>
            <text:p text:style-name="P22">n</text:p>
          </draw:text-box>
        </draw:frame>
        <draw:frame draw:style-name="gr25" draw:text-style-name="P19" draw:layer="layout" svg:width="4.235cm" svg:height="5.674cm" svg:x="51.872cm" svg:y="9.773cm">
          <draw:text-box>
            <text:p text:style-name="P18">M</text:p>
          </draw:text-box>
        </draw:frame>
        <draw:frame draw:style-name="gr26" draw:text-style-name="P21" draw:layer="layout" svg:width="5.014cm" svg:height="2.838cm" svg:x="51.483cm" svg:y="15.636cm">
          <draw:text-box>
            <text:p text:style-name="P20">m×n</text:p>
          </draw:text-box>
        </draw:frame>
        <draw:frame draw:style-name="gr27" draw:text-style-name="P19" draw:layer="layout" svg:width="3.672cm" svg:height="5.674cm" svg:x="64.071cm" svg:y="9.696cm">
          <draw:text-box>
            <text:p text:style-name="P18">U</text:p>
          </draw:text-box>
        </draw:frame>
        <draw:frame draw:style-name="gr34" draw:text-style-name="P21" draw:layer="layout" svg:width="4.447cm" svg:height="2.838cm" svg:x="63.682cm" svg:y="15.636cm">
          <draw:text-box>
            <text:p text:style-name="P20">m×r</text:p>
          </draw:text-box>
        </draw:frame>
        <draw:frame draw:style-name="gr31" draw:text-style-name="P23" draw:layer="layout" svg:width="0.988cm" svg:height="2.838cm" svg:x="68.092cm" svg:y="12.58cm">
          <draw:text-box>
            <text:p text:style-name="P22">r</text:p>
          </draw:text-box>
        </draw:frame>
        <draw:frame draw:style-name="gr29" draw:text-style-name="P19" draw:layer="layout" svg:width="3.05cm" svg:height="5.674cm" svg:x="76.044cm" svg:y="9.773cm">
          <draw:text-box>
            <text:p text:style-name="P18">Σ</text:p>
          </draw:text-box>
        </draw:frame>
        <draw:frame draw:style-name="gr35" draw:text-style-name="P21" draw:layer="layout" svg:width="3.177cm" svg:height="2.838cm" svg:x="76.009cm" svg:y="15.636cm">
          <draw:text-box>
            <text:p text:style-name="P20">r×r</text:p>
          </draw:text-box>
        </draw:frame>
        <draw:frame draw:style-name="gr31" draw:text-style-name="P23" draw:layer="layout" svg:width="0.988cm" svg:height="2.838cm" svg:x="79.909cm" svg:y="12.58cm">
          <draw:text-box>
            <text:p text:style-name="P22">r</text:p>
          </draw:text-box>
        </draw:frame>
        <draw:frame draw:style-name="gr30" draw:text-style-name="P19" draw:layer="layout" svg:width="4.798cm" svg:height="5.674cm" svg:x="86.082cm" svg:y="9.773cm">
          <draw:text-box>
            <text:p text:style-name="P18">V </text:p>
          </draw:text-box>
        </draw:frame>
        <draw:frame draw:style-name="gr31" draw:text-style-name="P21" draw:layer="layout" svg:width="0.988cm" svg:height="2.838cm" svg:x="89.896cm" svg:y="9.961cm">
          <draw:text-box>
            <text:p text:style-name="P20">*</text:p>
          </draw:text-box>
        </draw:frame>
        <draw:frame draw:style-name="gr36" draw:text-style-name="P21" draw:layer="layout" svg:width="3.744cm" svg:height="2.838cm" svg:x="86.488cm" svg:y="15.636cm">
          <draw:text-box>
            <text:p text:style-name="P20">r×n</text:p>
          </draw:text-box>
        </draw:frame>
        <draw:frame draw:style-name="gr31" draw:text-style-name="P23" draw:layer="layout" svg:width="0.988cm" svg:height="2.838cm" svg:x="89.335cm" svg:y="12.58cm">
          <draw:text-box>
            <text:p text:style-name="P22">r</text:p>
          </draw:text-box>
        </draw:frame>
        <draw:polygon draw:style-name="gr3" draw:text-style-name="P1" draw:layer="layout" svg:width="2.287cm" svg:height="2.287cm" svg:x="50.945cm" svg:y="22.152cm" svg:viewBox="0 0 2288 2288" draw:points="1144,2288 0,2288 0,0 2288,0 2288,2288">
          <text:p/>
        </draw:polygon>
        <draw:polygon draw:style-name="gr2" draw:text-style-name="P2" draw:layer="layout" svg:width="2.287cm" svg:height="2.287cm" svg:x="50.945cm" svg:y="22.152cm" svg:viewBox="0 0 2288 2288" draw:points="1144,2288 0,2288 0,0 2288,0 2288,2288">
          <text:p/>
        </draw:polygon>
        <draw:polygon draw:style-name="gr3" draw:text-style-name="P1" draw:layer="layout" svg:width="2.287cm" svg:height="2.287cm" svg:x="50.945cm" svg:y="24.44cm" svg:viewBox="0 0 2288 2288" draw:points="1144,2288 0,2288 0,0 2288,0 2288,2288">
          <text:p/>
        </draw:polygon>
        <draw:polygon draw:style-name="gr2" draw:text-style-name="P2" draw:layer="layout" svg:width="2.287cm" svg:height="2.287cm" svg:x="50.945cm" svg:y="24.44cm" svg:viewBox="0 0 2288 2288" draw:points="1144,2288 0,2288 0,0 2288,0 2288,2288">
          <text:p/>
        </draw:polygon>
        <draw:polygon draw:style-name="gr3" draw:text-style-name="P1" draw:layer="layout" svg:width="2.287cm" svg:height="2.287cm" svg:x="50.945cm" svg:y="26.728cm" svg:viewBox="0 0 2288 2288" draw:points="1144,2288 0,2288 0,0 2288,0 2288,2288">
          <text:p/>
        </draw:polygon>
        <draw:polygon draw:style-name="gr2" draw:text-style-name="P2" draw:layer="layout" svg:width="2.287cm" svg:height="2.287cm" svg:x="50.945cm" svg:y="26.728cm" svg:viewBox="0 0 2288 2288" draw:points="1144,2288 0,2288 0,0 2288,0 2288,2288">
          <text:p/>
        </draw:polygon>
        <draw:polygon draw:style-name="gr3" draw:text-style-name="P1" draw:layer="layout" svg:width="2.287cm" svg:height="2.287cm" svg:x="50.945cm" svg:y="29.016cm" svg:viewBox="0 0 2288 2288" draw:points="1144,2288 0,2288 0,0 2288,0 2288,2288">
          <text:p/>
        </draw:polygon>
        <draw:polygon draw:style-name="gr2" draw:text-style-name="P2" draw:layer="layout" svg:width="2.287cm" svg:height="2.287cm" svg:x="50.945cm" svg:y="29.016cm" svg:viewBox="0 0 2288 2288" draw:points="1144,2288 0,2288 0,0 2288,0 2288,2288">
          <text:p/>
        </draw:polygon>
        <draw:polygon draw:style-name="gr3" draw:text-style-name="P1" draw:layer="layout" svg:width="2.287cm" svg:height="2.287cm" svg:x="53.233cm" svg:y="22.152cm" svg:viewBox="0 0 2288 2288" draw:points="1144,2288 0,2288 0,0 2288,0 2288,2288">
          <text:p/>
        </draw:polygon>
        <draw:polygon draw:style-name="gr2" draw:text-style-name="P2" draw:layer="layout" svg:width="2.287cm" svg:height="2.287cm" svg:x="53.233cm" svg:y="22.152cm" svg:viewBox="0 0 2288 2288" draw:points="1144,2288 0,2288 0,0 2288,0 2288,2288">
          <text:p/>
        </draw:polygon>
        <draw:polygon draw:style-name="gr3" draw:text-style-name="P1" draw:layer="layout" svg:width="2.287cm" svg:height="2.287cm" svg:x="53.233cm" svg:y="24.44cm" svg:viewBox="0 0 2288 2288" draw:points="1144,2288 0,2288 0,0 2288,0 2288,2288">
          <text:p/>
        </draw:polygon>
        <draw:polygon draw:style-name="gr2" draw:text-style-name="P2" draw:layer="layout" svg:width="2.287cm" svg:height="2.287cm" svg:x="53.233cm" svg:y="24.44cm" svg:viewBox="0 0 2288 2288" draw:points="1144,2288 0,2288 0,0 2288,0 2288,2288">
          <text:p/>
        </draw:polygon>
        <draw:polygon draw:style-name="gr3" draw:text-style-name="P1" draw:layer="layout" svg:width="2.287cm" svg:height="2.287cm" svg:x="53.233cm" svg:y="26.728cm" svg:viewBox="0 0 2288 2288" draw:points="1144,2288 0,2288 0,0 2288,0 2288,2288">
          <text:p/>
        </draw:polygon>
        <draw:polygon draw:style-name="gr2" draw:text-style-name="P2" draw:layer="layout" svg:width="2.287cm" svg:height="2.287cm" svg:x="53.233cm" svg:y="26.728cm" svg:viewBox="0 0 2288 2288" draw:points="1144,2288 0,2288 0,0 2288,0 2288,2288">
          <text:p/>
        </draw:polygon>
        <draw:polygon draw:style-name="gr3" draw:text-style-name="P1" draw:layer="layout" svg:width="2.287cm" svg:height="2.287cm" svg:x="53.233cm" svg:y="29.016cm" svg:viewBox="0 0 2288 2288" draw:points="1144,2288 0,2288 0,0 2288,0 2288,2288">
          <text:p/>
        </draw:polygon>
        <draw:polygon draw:style-name="gr2" draw:text-style-name="P2" draw:layer="layout" svg:width="2.287cm" svg:height="2.287cm" svg:x="53.233cm" svg:y="29.016cm" svg:viewBox="0 0 2288 2288" draw:points="1144,2288 0,2288 0,0 2288,0 2288,2288">
          <text:p/>
        </draw:polygon>
        <draw:polygon draw:style-name="gr3" draw:text-style-name="P1" draw:layer="layout" svg:width="2.287cm" svg:height="2.287cm" svg:x="55.521cm" svg:y="22.152cm" svg:viewBox="0 0 2288 2288" draw:points="1144,2288 0,2288 0,0 2288,0 2288,2288">
          <text:p/>
        </draw:polygon>
        <draw:polygon draw:style-name="gr2" draw:text-style-name="P2" draw:layer="layout" svg:width="2.287cm" svg:height="2.287cm" svg:x="55.521cm" svg:y="22.152cm" svg:viewBox="0 0 2288 2288" draw:points="1144,2288 0,2288 0,0 2288,0 2288,2288">
          <text:p/>
        </draw:polygon>
        <draw:polygon draw:style-name="gr3" draw:text-style-name="P1" draw:layer="layout" svg:width="2.287cm" svg:height="2.287cm" svg:x="55.521cm" svg:y="24.44cm" svg:viewBox="0 0 2288 2288" draw:points="1144,2288 0,2288 0,0 2288,0 2288,2288">
          <text:p/>
        </draw:polygon>
        <draw:polygon draw:style-name="gr2" draw:text-style-name="P2" draw:layer="layout" svg:width="2.287cm" svg:height="2.287cm" svg:x="55.521cm" svg:y="24.44cm" svg:viewBox="0 0 2288 2288" draw:points="1144,2288 0,2288 0,0 2288,0 2288,2288">
          <text:p/>
        </draw:polygon>
        <draw:polygon draw:style-name="gr3" draw:text-style-name="P1" draw:layer="layout" svg:width="2.287cm" svg:height="2.287cm" svg:x="55.521cm" svg:y="26.728cm" svg:viewBox="0 0 2288 2288" draw:points="1144,2288 0,2288 0,0 2288,0 2288,2288">
          <text:p/>
        </draw:polygon>
        <draw:polygon draw:style-name="gr2" draw:text-style-name="P2" draw:layer="layout" svg:width="2.287cm" svg:height="2.287cm" svg:x="55.521cm" svg:y="26.728cm" svg:viewBox="0 0 2288 2288" draw:points="1144,2288 0,2288 0,0 2288,0 2288,2288">
          <text:p/>
        </draw:polygon>
        <draw:polygon draw:style-name="gr3" draw:text-style-name="P1" draw:layer="layout" svg:width="2.287cm" svg:height="2.287cm" svg:x="55.521cm" svg:y="29.016cm" svg:viewBox="0 0 2288 2288" draw:points="1144,2288 0,2288 0,0 2288,0 2288,2288">
          <text:p/>
        </draw:polygon>
        <draw:polygon draw:style-name="gr2" draw:text-style-name="P2" draw:layer="layout" svg:width="2.287cm" svg:height="2.287cm" svg:x="55.521cm" svg:y="29.016cm" svg:viewBox="0 0 2288 2288" draw:points="1144,2288 0,2288 0,0 2288,0 2288,2288">
          <text:p/>
        </draw:polygon>
        <draw:polygon draw:style-name="gr4" draw:text-style-name="P2" draw:layer="layout" svg:width="6.863cm" svg:height="9.151cm" svg:x="50.945cm" svg:y="22.152cm" svg:viewBox="0 0 6864 9152" draw:points="3432,9152 0,9152 0,0 6864,0 6864,9152">
          <text:p/>
        </draw:polygon>
        <draw:polygon draw:style-name="gr5" draw:text-style-name="P3" draw:layer="layout" svg:width="2.287cm" svg:height="2.287cm" svg:x="64.368cm" svg:y="22.152cm" svg:viewBox="0 0 2288 2288" draw:points="1144,2288 0,2288 0,0 2288,0 2288,2288">
          <text:p/>
        </draw:polygon>
        <draw:polygon draw:style-name="gr6" draw:text-style-name="P4" draw:layer="layout" svg:width="2.287cm" svg:height="2.287cm" svg:x="64.368cm" svg:y="22.152cm" svg:viewBox="0 0 2288 2288" draw:points="1144,2288 0,2288 0,0 2288,0 2288,2288">
          <text:p/>
        </draw:polygon>
        <draw:polygon draw:style-name="gr5" draw:text-style-name="P3" draw:layer="layout" svg:width="2.287cm" svg:height="2.287cm" svg:x="64.368cm" svg:y="24.44cm" svg:viewBox="0 0 2288 2288" draw:points="1144,2288 0,2288 0,0 2288,0 2288,2288">
          <text:p/>
        </draw:polygon>
        <draw:polygon draw:style-name="gr6" draw:text-style-name="P4" draw:layer="layout" svg:width="2.287cm" svg:height="2.287cm" svg:x="64.368cm" svg:y="24.44cm" svg:viewBox="0 0 2288 2288" draw:points="1144,2288 0,2288 0,0 2288,0 2288,2288">
          <text:p/>
        </draw:polygon>
        <draw:polygon draw:style-name="gr5" draw:text-style-name="P3" draw:layer="layout" svg:width="2.287cm" svg:height="2.287cm" svg:x="64.368cm" svg:y="26.728cm" svg:viewBox="0 0 2288 2288" draw:points="1144,2288 0,2288 0,0 2288,0 2288,2288">
          <text:p/>
        </draw:polygon>
        <draw:polygon draw:style-name="gr6" draw:text-style-name="P4" draw:layer="layout" svg:width="2.287cm" svg:height="2.287cm" svg:x="64.368cm" svg:y="26.728cm" svg:viewBox="0 0 2288 2288" draw:points="1144,2288 0,2288 0,0 2288,0 2288,2288">
          <text:p/>
        </draw:polygon>
        <draw:polygon draw:style-name="gr5" draw:text-style-name="P3" draw:layer="layout" svg:width="2.287cm" svg:height="2.287cm" svg:x="64.368cm" svg:y="29.016cm" svg:viewBox="0 0 2288 2288" draw:points="1144,2288 0,2288 0,0 2288,0 2288,2288">
          <text:p/>
        </draw:polygon>
        <draw:polygon draw:style-name="gr6" draw:text-style-name="P4" draw:layer="layout" svg:width="2.287cm" svg:height="2.287cm" svg:x="64.368cm" svg:y="29.016cm" svg:viewBox="0 0 2288 2288" draw:points="1144,2288 0,2288 0,0 2288,0 2288,2288">
          <text:p/>
        </draw:polygon>
        <draw:polygon draw:style-name="gr37" draw:text-style-name="P4" draw:layer="layout" svg:width="2.287cm" svg:height="9.151cm" svg:x="64.368cm" svg:y="22.152cm" svg:viewBox="0 0 2288 9152" draw:points="1144,9152 0,9152 0,0 2288,0 2288,9152">
          <text:p/>
        </draw:polygon>
        <draw:polygon draw:style-name="gr37" draw:text-style-name="P4" draw:layer="layout" svg:width="2.287cm" svg:height="9.151cm" svg:x="64.368cm" svg:y="22.152cm" svg:viewBox="0 0 2288 9152" draw:points="1144,9152 0,9152 0,0 2288,0 2288,9152">
          <text:p/>
        </draw:polygon>
        <draw:polygon draw:style-name="gr14" draw:text-style-name="P11" draw:layer="layout" svg:width="2.287cm" svg:height="2.287cm" svg:x="83.798cm" svg:y="22.152cm" svg:viewBox="0 0 2288 2288" draw:points="1144,2288 0,2288 0,0 2288,0 2288,2288">
          <text:p/>
        </draw:polygon>
        <draw:polygon draw:style-name="gr15" draw:text-style-name="P12" draw:layer="layout" svg:width="2.287cm" svg:height="2.287cm" svg:x="83.798cm" svg:y="22.152cm" svg:viewBox="0 0 2288 2288" draw:points="1144,2288 0,2288 0,0 2288,0 2288,2288">
          <text:p/>
        </draw:polygon>
        <draw:polygon draw:style-name="gr14" draw:text-style-name="P11" draw:layer="layout" svg:width="2.287cm" svg:height="2.287cm" svg:x="86.086cm" svg:y="22.152cm" svg:viewBox="0 0 2288 2288" draw:points="1144,2288 0,2288 0,0 2288,0 2288,2288">
          <text:p/>
        </draw:polygon>
        <draw:polygon draw:style-name="gr15" draw:text-style-name="P12" draw:layer="layout" svg:width="2.287cm" svg:height="2.287cm" svg:x="86.086cm" svg:y="22.152cm" svg:viewBox="0 0 2288 2288" draw:points="1144,2288 0,2288 0,0 2288,0 2288,2288">
          <text:p/>
        </draw:polygon>
        <draw:polygon draw:style-name="gr14" draw:text-style-name="P11" draw:layer="layout" svg:width="2.287cm" svg:height="2.287cm" svg:x="88.374cm" svg:y="22.152cm" svg:viewBox="0 0 2288 2288" draw:points="1144,2288 0,2288 0,0 2288,0 2288,2288">
          <text:p/>
        </draw:polygon>
        <draw:polygon draw:style-name="gr15" draw:text-style-name="P12" draw:layer="layout" svg:width="2.287cm" svg:height="2.287cm" svg:x="88.374cm" svg:y="22.152cm" svg:viewBox="0 0 2288 2288" draw:points="1144,2288 0,2288 0,0 2288,0 2288,2288">
          <text:p/>
        </draw:polygon>
        <draw:polygon draw:style-name="gr38" draw:text-style-name="P12" draw:layer="layout" svg:width="6.863cm" svg:height="2.287cm" svg:x="83.798cm" svg:y="22.152cm" svg:viewBox="0 0 6864 2288" draw:points="3432,2288 0,2288 0,0 6864,0 6864,2288">
          <text:p/>
        </draw:polygon>
        <draw:polygon draw:style-name="gr38" draw:text-style-name="P12" draw:layer="layout" svg:width="6.863cm" svg:height="2.287cm" svg:x="83.798cm" svg:y="22.152cm" svg:viewBox="0 0 6864 2288" draw:points="3432,2288 0,2288 0,0 6864,0 6864,2288">
          <text:p/>
        </draw:polygon>
        <draw:frame draw:style-name="gr27" draw:text-style-name="P19" draw:layer="layout" svg:width="3.672cm" svg:height="5.674cm" svg:x="64.465cm" svg:y="32.516cm">
          <draw:text-box>
            <text:p text:style-name="P18">U</text:p>
          </draw:text-box>
        </draw:frame>
        <draw:frame draw:style-name="gr39" draw:text-style-name="P21" draw:layer="layout" svg:width="4.307cm" svg:height="2.838cm" svg:x="64.143cm" svg:y="38.457cm">
          <draw:text-box>
            <text:p text:style-name="P20">m×t</text:p>
          </draw:text-box>
        </draw:frame>
        <draw:frame draw:style-name="gr40" draw:text-style-name="P23" draw:layer="layout" svg:width="0.849cm" svg:height="2.838cm" svg:x="68.553cm" svg:y="35.4cm">
          <draw:text-box>
            <text:p text:style-name="P22">t</text:p>
          </draw:text-box>
        </draw:frame>
        <draw:frame draw:style-name="gr29" draw:text-style-name="P19" draw:layer="layout" svg:width="3.05cm" svg:height="5.674cm" svg:x="76.438cm" svg:y="32.593cm">
          <draw:text-box>
            <text:p text:style-name="P18">Σ</text:p>
          </draw:text-box>
        </draw:frame>
        <draw:frame draw:style-name="gr41" draw:text-style-name="P21" draw:layer="layout" svg:width="2.898cm" svg:height="2.838cm" svg:x="76.535cm" svg:y="38.457cm">
          <draw:text-box>
            <text:p text:style-name="P20">t×t</text:p>
          </draw:text-box>
        </draw:frame>
        <draw:frame draw:style-name="gr40" draw:text-style-name="P23" draw:layer="layout" svg:width="0.849cm" svg:height="2.838cm" svg:x="80.369cm" svg:y="35.4cm">
          <draw:text-box>
            <text:p text:style-name="P22">t</text:p>
          </draw:text-box>
        </draw:frame>
        <draw:frame draw:style-name="gr30" draw:text-style-name="P19" draw:layer="layout" svg:width="4.798cm" svg:height="5.674cm" svg:x="86.477cm" svg:y="32.593cm">
          <draw:text-box>
            <text:p text:style-name="P18">V </text:p>
          </draw:text-box>
        </draw:frame>
        <draw:frame draw:style-name="gr31" draw:text-style-name="P21" draw:layer="layout" svg:width="0.988cm" svg:height="2.838cm" svg:x="90.291cm" svg:y="32.781cm">
          <draw:text-box>
            <text:p text:style-name="P20">*</text:p>
          </draw:text-box>
        </draw:frame>
        <draw:frame draw:style-name="gr42" draw:text-style-name="P21" draw:layer="layout" svg:width="3.605cm" svg:height="2.838cm" svg:x="86.949cm" svg:y="38.457cm">
          <draw:text-box>
            <text:p text:style-name="P20">t×n</text:p>
          </draw:text-box>
        </draw:frame>
        <draw:frame draw:style-name="gr40" draw:text-style-name="P23" draw:layer="layout" svg:width="0.849cm" svg:height="2.838cm" svg:x="89.795cm" svg:y="35.4cm">
          <draw:text-box>
            <text:p text:style-name="P22">t</text:p>
          </draw:text-box>
        </draw:frame>
        <draw:frame draw:style-name="gr25" draw:text-style-name="P19" draw:layer="layout" svg:width="4.235cm" svg:height="5.674cm" svg:x="52.266cm" svg:y="32.62cm">
          <draw:text-box>
            <text:p text:style-name="P18">M</text:p>
          </draw:text-box>
        </draw:frame>
        <draw:frame draw:style-name="gr26" draw:text-style-name="P21" draw:layer="layout" svg:width="5.014cm" svg:height="2.838cm" svg:x="51.877cm" svg:y="38.484cm">
          <draw:text-box>
            <text:p text:style-name="P20">m×n</text:p>
          </draw:text-box>
        </draw:frame>
        <draw:frame draw:style-name="gr43" draw:text-style-name="P25" draw:layer="layout" svg:width="1.695cm" svg:height="5.674cm" svg:x="53.514cm" svg:y="32.346cm">
          <draw:text-box>
            <text:p text:style-name="P24">‾</text:p>
          </draw:text-box>
        </draw:frame>
        <draw:polygon draw:style-name="gr44" draw:text-style-name="P26" draw:layer="layout" svg:width="2.287cm" svg:height="2.287cm" svg:x="23.564cm" svg:y="0.053cm" svg:viewBox="0 0 2288 2288" draw:points="1144,2288 0,2288 0,0 2288,0 2288,2288">
          <text:p/>
        </draw:polygon>
        <draw:polygon draw:style-name="gr45" draw:text-style-name="P27" draw:layer="layout" svg:width="2.287cm" svg:height="2.287cm" svg:x="23.564cm" svg:y="0.053cm" svg:viewBox="0 0 2288 2288" draw:points="1144,2288 0,2288 0,0 2288,0 2288,2288">
          <text:p/>
        </draw:polygon>
        <draw:polygon draw:style-name="gr45" draw:text-style-name="P27" draw:layer="layout" svg:width="2.287cm" svg:height="2.287cm" svg:x="25.852cm" svg:y="0.053cm" svg:viewBox="0 0 2288 2288" draw:points="1144,2288 0,2288 0,0 2288,0 2288,2288">
          <text:p/>
        </draw:polygon>
        <draw:polygon draw:style-name="gr46" draw:text-style-name="P28" draw:layer="layout" svg:width="2.287cm" svg:height="2.287cm" svg:x="25.852cm" svg:y="2.341cm" svg:viewBox="0 0 2288 2288" draw:points="1144,2288 0,2288 0,0 2288,0 2288,2288">
          <text:p/>
        </draw:polygon>
        <draw:polygon draw:style-name="gr47" draw:text-style-name="P29" draw:layer="layout" svg:width="2.287cm" svg:height="2.287cm" svg:x="25.852cm" svg:y="2.341cm" svg:viewBox="0 0 2288 2288" draw:points="1144,2288 0,2288 0,0 2288,0 2288,2288">
          <text:p/>
        </draw:polygon>
        <draw:polygon draw:style-name="gr47" draw:text-style-name="P29" draw:layer="layout" svg:width="2.286cm" svg:height="2.287cm" svg:x="28.14cm" svg:y="2.341cm" svg:viewBox="0 0 2287 2288" draw:points="1143,2288 0,2288 0,0 2287,0 2287,2288">
          <text:p/>
        </draw:polygon>
        <draw:polygon draw:style-name="gr48" draw:text-style-name="P30" draw:layer="layout" svg:width="2.286cm" svg:height="2.286cm" svg:x="28.14cm" svg:y="4.629cm" svg:viewBox="0 0 2287 2287" draw:points="1143,2287 0,2287 0,0 2287,0 2287,2287">
          <text:p/>
        </draw:polygon>
        <draw:polygon draw:style-name="gr49" draw:text-style-name="P31" draw:layer="layout" svg:width="2.286cm" svg:height="2.286cm" svg:x="28.14cm" svg:y="4.629cm" svg:viewBox="0 0 2287 2287" draw:points="1143,2287 0,2287 0,0 2287,0 2287,2287">
          <text:p/>
        </draw:polygon>
        <draw:frame draw:style-name="gr50" draw:text-style-name="P33" draw:layer="layout" svg:width="1.255cm" svg:height="2.524cm" svg:x="26.373cm" svg:y="-0.027cm">
          <draw:text-box>
            <text:p text:style-name="P32">0</text:p>
          </draw:text-box>
        </draw:frame>
        <draw:polygon draw:style-name="gr49" draw:text-style-name="P31" draw:layer="layout" svg:width="2.286cm" svg:height="2.287cm" svg:x="28.14cm" svg:y="0.053cm" svg:viewBox="0 0 2287 2288" draw:points="1143,2288 0,2288 0,0 2287,0 2287,2288">
          <text:p/>
        </draw:polygon>
        <draw:frame draw:style-name="gr50" draw:text-style-name="P33" draw:layer="layout" svg:width="1.255cm" svg:height="2.524cm" svg:x="28.661cm" svg:y="-0.027cm">
          <draw:text-box>
            <text:p text:style-name="P32">0</text:p>
          </draw:text-box>
        </draw:frame>
        <draw:polygon draw:style-name="gr49" draw:text-style-name="P31" draw:layer="layout" svg:width="2.287cm" svg:height="2.287cm" svg:x="23.564cm" svg:y="2.341cm" svg:viewBox="0 0 2288 2288" draw:points="1144,2288 0,2288 0,0 2288,0 2288,2288">
          <text:p/>
        </draw:polygon>
        <draw:frame draw:style-name="gr50" draw:text-style-name="P33" draw:layer="layout" svg:width="1.255cm" svg:height="2.524cm" svg:x="24.085cm" svg:y="2.261cm">
          <draw:text-box>
            <text:p text:style-name="P32">0</text:p>
          </draw:text-box>
        </draw:frame>
        <draw:polygon draw:style-name="gr49" draw:text-style-name="P31" draw:layer="layout" svg:width="2.287cm" svg:height="2.286cm" svg:x="23.564cm" svg:y="4.629cm" svg:viewBox="0 0 2288 2287" draw:points="1144,2287 0,2287 0,0 2288,0 2288,2287">
          <text:p/>
        </draw:polygon>
        <draw:frame draw:style-name="gr50" draw:text-style-name="P33" draw:layer="layout" svg:width="1.255cm" svg:height="2.524cm" svg:x="24.085cm" svg:y="4.549cm">
          <draw:text-box>
            <text:p text:style-name="P32">0</text:p>
          </draw:text-box>
        </draw:frame>
        <draw:polygon draw:style-name="gr49" draw:text-style-name="P31" draw:layer="layout" svg:width="2.287cm" svg:height="2.286cm" svg:x="25.852cm" svg:y="4.629cm" svg:viewBox="0 0 2288 2287" draw:points="1144,2287 0,2287 0,0 2288,0 2288,2287">
          <text:p/>
        </draw:polygon>
        <draw:frame draw:style-name="gr50" draw:text-style-name="P33" draw:layer="layout" svg:width="1.255cm" svg:height="2.524cm" svg:x="26.373cm" svg:y="4.549cm">
          <draw:text-box>
            <text:p text:style-name="P32">0</text:p>
          </draw:text-box>
        </draw:frame>
        <draw:polygon draw:style-name="gr49" draw:text-style-name="P31" draw:layer="layout" svg:width="2.286cm" svg:height="2.287cm" svg:x="28.14cm" svg:y="6.916cm" svg:viewBox="0 0 2287 2288" draw:points="1143,2288 0,2288 0,0 2287,0 2287,2288">
          <text:p/>
        </draw:polygon>
        <draw:frame draw:style-name="gr50" draw:text-style-name="P33" draw:layer="layout" svg:width="1.255cm" svg:height="2.524cm" svg:x="28.661cm" svg:y="6.837cm">
          <draw:text-box>
            <text:p text:style-name="P32">0</text:p>
          </draw:text-box>
        </draw:frame>
        <draw:polygon draw:style-name="gr49" draw:text-style-name="P31" draw:layer="layout" svg:width="2.287cm" svg:height="2.287cm" svg:x="25.852cm" svg:y="6.916cm" svg:viewBox="0 0 2288 2288" draw:points="1144,2288 0,2288 0,0 2288,0 2288,2288">
          <text:p/>
        </draw:polygon>
        <draw:frame draw:style-name="gr50" draw:text-style-name="P33" draw:layer="layout" svg:width="1.255cm" svg:height="2.524cm" svg:x="26.373cm" svg:y="6.837cm">
          <draw:text-box>
            <text:p text:style-name="P32">0</text:p>
          </draw:text-box>
        </draw:frame>
        <draw:polygon draw:style-name="gr49" draw:text-style-name="P31" draw:layer="layout" svg:width="2.287cm" svg:height="2.287cm" svg:x="23.564cm" svg:y="6.916cm" svg:viewBox="0 0 2288 2288" draw:points="1144,2288 0,2288 0,0 2288,0 2288,2288">
          <text:p/>
        </draw:polygon>
        <draw:frame draw:style-name="gr50" draw:text-style-name="P33" draw:layer="layout" svg:width="1.255cm" svg:height="2.524cm" svg:x="24.085cm" svg:y="6.837cm">
          <draw:text-box>
            <text:p text:style-name="P32">0</text:p>
          </draw:text-box>
        </draw:frame>
        <draw:polygon draw:style-name="gr51" draw:text-style-name="P31" draw:layer="layout" svg:width="6.862cm" svg:height="9.15cm" svg:x="23.564cm" svg:y="0.053cm" svg:viewBox="0 0 6863 9151" draw:points="3432,9151 0,9151 0,0 6863,0 6863,9151">
          <text:p/>
        </draw:polygon>
        <draw:polygon draw:style-name="gr49" draw:text-style-name="P31" draw:layer="layout" svg:width="2.286cm" svg:height="2.287cm" svg:x="28.14cm" svg:y="2.341cm" svg:viewBox="0 0 2287 2288" draw:points="1143,2288 0,2288 0,0 2287,0 2287,2288">
          <text:p/>
        </draw:polygon>
        <draw:frame draw:style-name="gr50" draw:text-style-name="P33" draw:layer="layout" svg:width="1.255cm" svg:height="2.524cm" svg:x="28.661cm" svg:y="2.261cm">
          <draw:text-box>
            <text:p text:style-name="P32">0</text:p>
          </draw:text-box>
        </draw:frame>
        <draw:frame draw:style-name="gr50" draw:text-style-name="P33" draw:layer="layout" svg:width="1.255cm" svg:height="2.524cm" svg:x="28.661cm" svg:y="4.549cm">
          <draw:text-box>
            <text:p text:style-name="P32">0</text:p>
          </draw:text-box>
        </draw:frame>
        <draw:frame draw:style-name="gr52" draw:text-style-name="P33" draw:layer="layout" svg:width="1.894cm" svg:height="2.524cm" svg:x="23.769cm" svg:y="-0.036cm">
          <draw:text-box>
            <text:p text:style-name="P32">✱</text:p>
          </draw:text-box>
        </draw:frame>
        <draw:frame draw:style-name="gr52" draw:text-style-name="P33" draw:layer="layout" svg:width="1.894cm" svg:height="2.524cm" svg:x="26.056cm" svg:y="2.252cm">
          <draw:text-box>
            <text:p text:style-name="P32">✱</text:p>
          </draw:text-box>
        </draw:frame>
        <draw:polygon draw:style-name="gr44" draw:text-style-name="P26" draw:layer="layout" svg:width="2.287cm" svg:height="2.287cm" svg:x="75.206cm" svg:y="0.021cm" svg:viewBox="0 0 2288 2288" draw:points="1144,2288 0,2288 0,0 2288,0 2288,2288">
          <text:p/>
        </draw:polygon>
        <draw:polygon draw:style-name="gr45" draw:text-style-name="P27" draw:layer="layout" svg:width="2.287cm" svg:height="2.287cm" svg:x="75.206cm" svg:y="0.021cm" svg:viewBox="0 0 2288 2288" draw:points="1144,2288 0,2288 0,0 2288,0 2288,2288">
          <text:p/>
        </draw:polygon>
        <draw:polygon draw:style-name="gr45" draw:text-style-name="P27" draw:layer="layout" svg:width="2.286cm" svg:height="2.287cm" svg:x="77.494cm" svg:y="0.021cm" svg:viewBox="0 0 2287 2288" draw:points="1144,2288 0,2288 0,0 2287,0 2287,2288">
          <text:p/>
        </draw:polygon>
        <draw:polygon draw:style-name="gr46" draw:text-style-name="P28" draw:layer="layout" svg:width="2.286cm" svg:height="2.287cm" svg:x="77.494cm" svg:y="2.308cm" svg:viewBox="0 0 2287 2288" draw:points="1144,2288 0,2288 0,0 2287,0 2287,2288">
          <text:p/>
        </draw:polygon>
        <draw:polygon draw:style-name="gr47" draw:text-style-name="P29" draw:layer="layout" svg:width="2.286cm" svg:height="2.287cm" svg:x="77.494cm" svg:y="2.308cm" svg:viewBox="0 0 2287 2288" draw:points="1144,2288 0,2288 0,0 2287,0 2287,2288">
          <text:p/>
        </draw:polygon>
        <draw:frame draw:style-name="gr50" draw:text-style-name="P33" draw:layer="layout" svg:width="1.255cm" svg:height="2.524cm" svg:x="78.015cm" svg:y="-0.06cm">
          <draw:text-box>
            <text:p text:style-name="P32">0</text:p>
          </draw:text-box>
        </draw:frame>
        <draw:polygon draw:style-name="gr47" draw:text-style-name="P29" draw:layer="layout" svg:width="2.287cm" svg:height="2.287cm" svg:x="75.206cm" svg:y="2.308cm" svg:viewBox="0 0 2288 2288" draw:points="1144,2288 0,2288 0,0 2288,0 2288,2288">
          <text:p/>
        </draw:polygon>
        <draw:frame draw:style-name="gr50" draw:text-style-name="P33" draw:layer="layout" svg:width="1.255cm" svg:height="2.524cm" svg:x="75.727cm" svg:y="2.228cm">
          <draw:text-box>
            <text:p text:style-name="P32">0</text:p>
          </draw:text-box>
        </draw:frame>
        <draw:polygon draw:style-name="gr53" draw:text-style-name="P29" draw:layer="layout" svg:width="4.574cm" svg:height="4.575cm" svg:x="75.206cm" svg:y="0.021cm" svg:viewBox="0 0 4575 4576" draw:points="2288,4576 0,4576 0,0 4575,0 4575,4576">
          <text:p/>
        </draw:polygon>
        <draw:frame draw:style-name="gr52" draw:text-style-name="P33" draw:layer="layout" svg:width="1.894cm" svg:height="2.524cm" svg:x="75.411cm" svg:y="-0.068cm">
          <draw:text-box>
            <text:p text:style-name="P32">✱</text:p>
          </draw:text-box>
        </draw:frame>
        <draw:frame draw:style-name="gr52" draw:text-style-name="P33" draw:layer="layout" svg:width="1.894cm" svg:height="2.524cm" svg:x="77.698cm" svg:y="2.219cm">
          <draw:text-box>
            <text:p text:style-name="P32">✱</text:p>
          </draw:text-box>
        </draw:frame>
        <draw:polygon draw:style-name="gr44" draw:text-style-name="P26" draw:layer="layout" svg:width="2.287cm" svg:height="2.287cm" svg:x="76.35cm" svg:y="22.152cm" svg:viewBox="0 0 2288 2288" draw:points="1144,2288 0,2288 0,0 2288,0 2288,2288">
          <text:p/>
        </draw:polygon>
        <draw:polygon draw:style-name="gr45" draw:text-style-name="P27" draw:layer="layout" svg:width="2.287cm" svg:height="2.287cm" svg:x="76.35cm" svg:y="22.152cm" svg:viewBox="0 0 2288 2288" draw:points="1144,2288 0,2288 0,0 2288,0 2288,2288">
          <text:p/>
        </draw:polygon>
        <draw:polygon draw:style-name="gr54" draw:text-style-name="P27" draw:layer="layout" svg:width="2.287cm" svg:height="2.287cm" svg:x="76.35cm" svg:y="22.152cm" svg:viewBox="0 0 2288 2288" draw:points="1144,2288 0,2288 0,0 2288,0 2288,2288">
          <text:p/>
        </draw:polygon>
        <draw:frame draw:style-name="gr52" draw:text-style-name="P33" draw:layer="layout" svg:width="1.894cm" svg:height="2.524cm" svg:x="76.554cm" svg:y="22.064cm">
          <draw:text-box>
            <text:p text:style-name="P32">✱</text:p>
          </draw:text-box>
        </draw:frame>
        <draw:polygon draw:style-name="gr44" draw:text-style-name="P26" draw:layer="layout" svg:width="2.287cm" svg:height="2.287cm" svg:x="23.472cm" svg:y="22.161cm" svg:viewBox="0 0 2288 2288" draw:points="1144,2288 0,2288 0,0 2288,0 2288,2288">
          <text:p/>
        </draw:polygon>
        <draw:polygon draw:style-name="gr45" draw:text-style-name="P27" draw:layer="layout" svg:width="2.287cm" svg:height="2.287cm" svg:x="23.472cm" svg:y="22.161cm" svg:viewBox="0 0 2288 2288" draw:points="1144,2288 0,2288 0,0 2288,0 2288,2288">
          <text:p/>
        </draw:polygon>
        <draw:polygon draw:style-name="gr45" draw:text-style-name="P27" draw:layer="layout" svg:width="2.287cm" svg:height="2.287cm" svg:x="25.76cm" svg:y="22.161cm" svg:viewBox="0 0 2288 2288" draw:points="1144,2288 0,2288 0,0 2288,0 2288,2288">
          <text:p/>
        </draw:polygon>
        <draw:polygon draw:style-name="gr46" draw:text-style-name="P28" draw:layer="layout" svg:width="2.287cm" svg:height="2.287cm" svg:x="25.76cm" svg:y="24.449cm" svg:viewBox="0 0 2288 2288" draw:points="1144,2288 0,2288 0,0 2288,0 2288,2288">
          <text:p/>
        </draw:polygon>
        <draw:polygon draw:style-name="gr47" draw:text-style-name="P29" draw:layer="layout" svg:width="2.287cm" svg:height="2.287cm" svg:x="25.76cm" svg:y="24.449cm" svg:viewBox="0 0 2288 2288" draw:points="1144,2288 0,2288 0,0 2288,0 2288,2288">
          <text:p/>
        </draw:polygon>
        <draw:polygon draw:style-name="gr47" draw:text-style-name="P29" draw:layer="layout" svg:width="2.286cm" svg:height="2.287cm" svg:x="28.048cm" svg:y="24.449cm" svg:viewBox="0 0 2287 2288" draw:points="1143,2288 0,2288 0,0 2287,0 2287,2288">
          <text:p/>
        </draw:polygon>
        <draw:polygon draw:style-name="gr48" draw:text-style-name="P30" draw:layer="layout" svg:width="2.286cm" svg:height="2.287cm" svg:x="28.048cm" svg:y="26.737cm" svg:viewBox="0 0 2287 2288" draw:points="1143,2288 0,2288 0,0 2287,0 2287,2288">
          <text:p/>
        </draw:polygon>
        <draw:polygon draw:style-name="gr49" draw:text-style-name="P31" draw:layer="layout" svg:width="2.286cm" svg:height="2.287cm" svg:x="28.048cm" svg:y="26.737cm" svg:viewBox="0 0 2287 2288" draw:points="1143,2288 0,2288 0,0 2287,0 2287,2288">
          <text:p/>
        </draw:polygon>
        <draw:frame draw:style-name="gr50" draw:text-style-name="P33" draw:layer="layout" svg:width="1.255cm" svg:height="2.524cm" svg:x="26.281cm" svg:y="22.081cm">
          <draw:text-box>
            <text:p text:style-name="P32">0</text:p>
          </draw:text-box>
        </draw:frame>
        <draw:polygon draw:style-name="gr49" draw:text-style-name="P31" draw:layer="layout" svg:width="2.286cm" svg:height="2.287cm" svg:x="28.048cm" svg:y="22.161cm" svg:viewBox="0 0 2287 2288" draw:points="1143,2288 0,2288 0,0 2287,0 2287,2288">
          <text:p/>
        </draw:polygon>
        <draw:frame draw:style-name="gr50" draw:text-style-name="P33" draw:layer="layout" svg:width="1.255cm" svg:height="2.524cm" svg:x="28.569cm" svg:y="22.081cm">
          <draw:text-box>
            <text:p text:style-name="P32">0</text:p>
          </draw:text-box>
        </draw:frame>
        <draw:polygon draw:style-name="gr49" draw:text-style-name="P31" draw:layer="layout" svg:width="2.287cm" svg:height="2.287cm" svg:x="23.472cm" svg:y="24.449cm" svg:viewBox="0 0 2288 2288" draw:points="1144,2288 0,2288 0,0 2288,0 2288,2288">
          <text:p/>
        </draw:polygon>
        <draw:frame draw:style-name="gr50" draw:text-style-name="P33" draw:layer="layout" svg:width="1.255cm" svg:height="2.524cm" svg:x="23.993cm" svg:y="24.369cm">
          <draw:text-box>
            <text:p text:style-name="P32">0</text:p>
          </draw:text-box>
        </draw:frame>
        <draw:polygon draw:style-name="gr49" draw:text-style-name="P31" draw:layer="layout" svg:width="2.287cm" svg:height="2.287cm" svg:x="23.472cm" svg:y="26.737cm" svg:viewBox="0 0 2288 2288" draw:points="1144,2288 0,2288 0,0 2288,0 2288,2288">
          <text:p/>
        </draw:polygon>
        <draw:frame draw:style-name="gr50" draw:text-style-name="P33" draw:layer="layout" svg:width="1.255cm" svg:height="2.524cm" svg:x="23.993cm" svg:y="26.657cm">
          <draw:text-box>
            <text:p text:style-name="P32">0</text:p>
          </draw:text-box>
        </draw:frame>
        <draw:polygon draw:style-name="gr49" draw:text-style-name="P31" draw:layer="layout" svg:width="2.287cm" svg:height="2.287cm" svg:x="25.76cm" svg:y="26.737cm" svg:viewBox="0 0 2288 2288" draw:points="1144,2288 0,2288 0,0 2288,0 2288,2288">
          <text:p/>
        </draw:polygon>
        <draw:frame draw:style-name="gr50" draw:text-style-name="P33" draw:layer="layout" svg:width="1.255cm" svg:height="2.524cm" svg:x="26.281cm" svg:y="26.657cm">
          <draw:text-box>
            <text:p text:style-name="P32">0</text:p>
          </draw:text-box>
        </draw:frame>
        <draw:polygon draw:style-name="gr51" draw:text-style-name="P31" draw:layer="layout" svg:width="6.862cm" svg:height="6.863cm" svg:x="23.472cm" svg:y="22.161cm" svg:viewBox="0 0 6863 6864" draw:points="3432,6864 0,6864 0,0 6863,0 6863,6864">
          <text:p/>
        </draw:polygon>
        <draw:polygon draw:style-name="gr49" draw:text-style-name="P31" draw:layer="layout" svg:width="2.286cm" svg:height="2.287cm" svg:x="28.048cm" svg:y="24.449cm" svg:viewBox="0 0 2287 2288" draw:points="1143,2288 0,2288 0,0 2287,0 2287,2288">
          <text:p/>
        </draw:polygon>
        <draw:frame draw:style-name="gr50" draw:text-style-name="P33" draw:layer="layout" svg:width="1.255cm" svg:height="2.524cm" svg:x="28.569cm" svg:y="24.369cm">
          <draw:text-box>
            <text:p text:style-name="P32">0</text:p>
          </draw:text-box>
        </draw:frame>
        <draw:frame draw:style-name="gr52" draw:text-style-name="P33" draw:layer="layout" svg:width="1.894cm" svg:height="2.524cm" svg:x="23.677cm" svg:y="22.072cm">
          <draw:text-box>
            <text:p text:style-name="P32">✱</text:p>
          </draw:text-box>
        </draw:frame>
        <draw:frame draw:style-name="gr52" draw:text-style-name="P33" draw:layer="layout" svg:width="1.894cm" svg:height="2.524cm" svg:x="25.964cm" svg:y="24.36cm">
          <draw:text-box>
            <text:p text:style-name="P32">✱</text:p>
          </draw:text-box>
        </draw:frame>
        <draw:frame draw:style-name="gr50" draw:text-style-name="P33" draw:layer="layout" svg:width="1.255cm" svg:height="2.524cm" svg:x="28.569cm" svg:y="26.657cm">
          <draw:text-box>
            <text:p text:style-name="P32">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sans-serif" svg:font-family="sans-serif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44cm" fo:margin-bottom="2.544cm" fo:margin-left="2.544cm" fo:margin-right="2.544cm" fo:page-width="91.44cm" fo:page-height="40.8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24T11:32:47.158977254</dc:date>
    <meta:editing-duration>PT6M9S</meta:editing-duration>
    <meta:editing-cycles>1</meta:editing-cycles>
    <meta:document-statistic meta:object-count="376"/>
    <meta:generator>LibreOffice/7.3.7.2$Linux_X86_64 LibreOffice_project/30$Build-2</meta:generator>
  </office:meta>
</office:document-meta>
</file>